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in"/>
    </style:style>
    <style:style style:name="co2" style:family="table-column">
      <style:table-column-properties fo:break-before="auto" style:column-width="1.6008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eb613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RAW</text:p>
          </table:table-cell>
          <table:table-cell office:value-type="string">
            <text:p>NS_VERSION</text:p>
          </table:table-cell>
          <table:table-cell office:value-type="string">
            <text:p>LOKI_VERSIONM &amp; P DEVELOPMENT LLC</text:p>
          </table:table-cell>
          <table:table-cell office:value-type="string">
            <text:p>M &amp; P Development Llc</text:p>
          </table:table-cell>
          <table:table-cell office:value-type="string">
            <text:p>M &amp; P Development LLC</text:p>
          </table:table-cell>
        </table:table-row>
        <table:table-row table:style-name="ro2">
          <table:table-cell office:value-type="string">
            <text:p>NEWTOWN DEVELOPMENT GROUP LLC</text:p>
          </table:table-cell>
          <table:table-cell office:value-type="string">
            <text:p>Newtown Development Group Llc</text:p>
          </table:table-cell>
          <table:table-cell table:style-name="ce1" office:value-type="string">
            <text:p>Newtown Development Group LLC</text:p>
          </table:table-cell>
          <table:table-cell table:number-columns-repeated="2"/>
        </table:table-row>
        <table:table-row table:style-name="ro2">
          <table:table-cell office:value-type="string">
            <text:p>NALINI FRY</text:p>
          </table:table-cell>
          <table:table-cell office:value-type="string">
            <text:p>Fry Nalini</text:p>
          </table:table-cell>
          <table:table-cell table:style-name="ce1" office:value-type="string">
            <text:p>Nalini Fry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office:value-type="string">
            <text:p>ask what Adam wants done with these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>
            <text:p>MARK F REISS||JUDITH BRESSON REISS AKA||JUDITH G BRESSON</text:p>
          </table:table-cell>
          <table:table-cell office:value-type="string">
            <text:p>Mark F Reiss, Bresson Reiss Judith and Judith G Bresson</text:p>
          </table:table-cell>
          <table:table-cell table:style-name="ce1" office:value-type="string">
            <text:p>Mark F. Reiss, Judith Bresson Reiss Aka and Judith G. Bresso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BARBARA MARTIN WALKER||ROBERT GILL WALKER</text:p>
          </table:table-cell>
          <table:table-cell office:value-type="string">
            <text:p>Martin Walker Barbara and Gill Walker Robert</text:p>
          </table:table-cell>
          <table:table-cell table:style-name="ce1" office:value-type="string">
            <text:p>Barbara Martin and Robert Gill Walker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RAYMOND B BARRETT||JANET W BARRETT</text:p>
          </table:table-cell>
          <table:table-cell office:value-type="string">
            <text:p>Raymond B Barrett and Janet W Barrett</text:p>
          </table:table-cell>
          <table:table-cell table:style-name="ce1" office:value-type="string">
            <text:p>Raymond B. and Janet W. Barrett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CLAUDETTE M GERARD||JODY GERARD</text:p>
          </table:table-cell>
          <table:table-cell office:value-type="string">
            <text:p>Claudette M Gerard and Gerard Jody</text:p>
          </table:table-cell>
          <table:table-cell table:style-name="ce1" office:value-type="string">
            <text:p>Claudette M. and Jody Gerard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>
            <text:p>BARBARA GODOY||WILLIAM A GODOY</text:p>
          </table:table-cell>
          <table:table-cell office:value-type="string">
            <text:p>Godoy Barbara and William A Godoy</text:p>
          </table:table-cell>
          <table:table-cell table:style-name="ce1" office:value-type="string">
            <text:p>Barbara and William A. Godoy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>
            <text:p>MARIA L KASAK</text:p>
          </table:table-cell>
          <table:table-cell office:value-type="string">
            <text:p>Maria L Kasak</text:p>
          </table:table-cell>
          <table:table-cell table:style-name="ce1" office:value-type="string">
            <text:p>Maria L. Kasak</text:p>
          </table:table-cell>
          <table:table-cell table:number-columns-repeated="2"/>
        </table:table-row>
        <table:table-row table:style-name="ro2">
          <table:table-cell office:value-type="string">
            <text:p>DEBORAH A MAKL</text:p>
          </table:table-cell>
          <table:table-cell office:value-type="string">
            <text:p>Deborah A Makl</text:p>
          </table:table-cell>
          <table:table-cell table:style-name="ce1" office:value-type="string">
            <text:p>Deborah A. Makl</text:p>
          </table:table-cell>
          <table:table-cell table:number-columns-repeated="2"/>
        </table:table-row>
        <table:table-row table:style-name="ro2">
          <table:table-cell office:value-type="string">
            <text:p>NANCY J CROFOOT</text:p>
          </table:table-cell>
          <table:table-cell office:value-type="string">
            <text:p>Nancy J Crofoot</text:p>
          </table:table-cell>
          <table:table-cell table:style-name="ce1" office:value-type="string">
            <text:p>Nancy J. Crofoot</text:p>
          </table:table-cell>
          <table:table-cell table:number-columns-repeated="2"/>
        </table:table-row>
        <table:table-row table:style-name="ro1">
          <table:table-cell office:value-type="string">
            <text:p>STEPHEN A MALONE||MAUREEN MALONE</text:p>
          </table:table-cell>
          <table:table-cell office:value-type="string">
            <text:p>Stephen A Malone and Malone Maureen</text:p>
          </table:table-cell>
          <table:table-cell table:style-name="ce1" office:value-type="string">
            <text:p>Stephen A. and Maureen Malone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>
            <text:p>NEWTOWN TOWN OF</text:p>
          </table:table-cell>
          <table:table-cell office:value-type="string">
            <text:p>Newtown Town Of</text:p>
          </table:table-cell>
          <table:table-cell table:style-name="ce2" office:value-type="string">
            <text:p>Newtown Town of</text:p>
          </table:table-cell>
          <table:table-cell office:value-type="string">
            <text:p>special case</text:p>
          </table:table-cell>
          <table:table-cell/>
        </table:table-row>
        <table:table-row table:style-name="ro2">
          <table:table-cell office:value-type="string">
            <text:p>MARK W KURTZ||LAURA M KURTZ</text:p>
          </table:table-cell>
          <table:table-cell office:value-type="string">
            <text:p>Mark W Kurtz and Laura M Kurtz</text:p>
          </table:table-cell>
          <table:table-cell table:style-name="ce1" office:value-type="string">
            <text:p>Mark W. and Laura M. Kurtz</text:p>
          </table:table-cell>
          <table:table-cell table:number-columns-repeated="2"/>
        </table:table-row>
        <table:table-row table:style-name="ro2">
          <table:table-cell office:value-type="string">
            <text:p>RELOCATION ADVANTAGE LLC</text:p>
          </table:table-cell>
          <table:table-cell office:value-type="string">
            <text:p>Relocation Advantage Llc</text:p>
          </table:table-cell>
          <table:table-cell table:style-name="ce1" office:value-type="string">
            <text:p>Relocation Advantage LLC</text:p>
          </table:table-cell>
          <table:table-cell table:number-columns-repeated="2"/>
        </table:table-row>
        <table:table-row table:style-name="ro1">
          <table:table-cell office:value-type="string">
            <text:p>HARLAN HUNTER</text:p>
          </table:table-cell>
          <table:table-cell office:value-type="string">
            <text:p>Hunter Harlan</text:p>
          </table:table-cell>
          <table:table-cell table:style-name="ce1" office:value-type="string">
            <text:p>Harlan Hunter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>
            <text:p>PETER F SELVAGGI</text:p>
          </table:table-cell>
          <table:table-cell office:value-type="string">
            <text:p>Peter F Selvaggi</text:p>
          </table:table-cell>
          <table:table-cell table:style-name="ce1" office:value-type="string">
            <text:p>Peter F. Selvaggi</text:p>
          </table:table-cell>
          <table:table-cell table:number-columns-repeated="2"/>
        </table:table-row>
        <table:table-row table:style-name="ro2">
          <table:table-cell office:value-type="string">
            <text:p>ROBERT C VONDERLINN||WENDY G VONDERLINN NKA||WENDY A VONDERLINN</text:p>
          </table:table-cell>
          <table:table-cell office:value-type="string">
            <text:p>Robert C Vonderlinn, G Vonderlinn Nka Wendy and Wendy A Vonderlinn</text:p>
          </table:table-cell>
          <table:table-cell table:style-name="ce3" office:value-type="string">
            <text:p>Robert C. and Wendy A. Vonderlinn and Wendy G. Vonderlinn Nka</text:p>
          </table:table-cell>
          <table:table-cell office:value-type="string">
            <text:p>Nka could potentially be a name, but is probably a title.</text:p>
          </table:table-cell>
          <table:table-cell/>
        </table:table-row>
        <table:table-row table:style-name="ro2">
          <table:table-cell office:value-type="string">
            <text:p>CAMILLA DIMARCO</text:p>
          </table:table-cell>
          <table:table-cell office:value-type="string">
            <text:p>Dimarco Camilla</text:p>
          </table:table-cell>
          <table:table-cell table:style-name="ce1" office:value-type="string">
            <text:p>Camilla Dimarco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>
            <text:p>BRIAN DICARLO||LISABETH C SHLANSKY</text:p>
          </table:table-cell>
          <table:table-cell office:value-type="string">
            <text:p>Dicarlo Brian and Lisabeth C Shlansky</text:p>
          </table:table-cell>
          <table:table-cell table:style-name="ce1" office:value-type="string">
            <text:p>Brian Dicarlo and Lisabeth C. Shlansky</text:p>
          </table:table-cell>
          <table:table-cell table:number-columns-repeated="2"/>
        </table:table-row>
        <table:table-row table:style-name="ro2">
          <table:table-cell office:value-type="string">
            <text:p>ROBERT MASTRONI</text:p>
          </table:table-cell>
          <table:table-cell office:value-type="string">
            <text:p>Mastroni Robert</text:p>
          </table:table-cell>
          <table:table-cell table:style-name="ce1" office:value-type="string">
            <text:p>Robert Mastroni</text:p>
          </table:table-cell>
          <table:table-cell table:number-columns-repeated="2"/>
        </table:table-row>
        <table:table-row table:style-name="ro1">
          <table:table-cell office:value-type="string">
            <text:p>RICHARD A HAAS</text:p>
          </table:table-cell>
          <table:table-cell office:value-type="string">
            <text:p>Richard A Haas</text:p>
          </table:table-cell>
          <table:table-cell table:style-name="ce1" office:value-type="string">
            <text:p>Richard A. Haas</text:p>
          </table:table-cell>
          <table:table-cell table:number-columns-repeated="2"/>
        </table:table-row>
        <table:table-row table:style-name="ro1">
          <table:table-cell office:value-type="string">
            <text:p>ELEANOR MORITZ TR||DENNIS MORITZ TR||WALLACE MORITZ LIVING TRUST</text:p>
          </table:table-cell>
          <table:table-cell office:value-type="string">
            <text:p>Moritz Eleanor (Trust), Moritz Dennis (Trust) and Moritz Wallace (Living Trust)</text:p>
          </table:table-cell>
          <table:table-cell table:style-name="ce1" office:value-type="string">
            <text:p>Eleanor Moritz (trust), Dennis Moritz (trust) and Wallace Moritz (living trust)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>
            <text:p>GILMAN G LEE</text:p>
          </table:table-cell>
          <table:table-cell office:value-type="string">
            <text:p>Gilman G Lee</text:p>
          </table:table-cell>
          <table:table-cell table:style-name="ce1" office:value-type="string">
            <text:p>Gilman G. Lee</text:p>
          </table:table-cell>
          <table:table-cell table:number-columns-repeated="2"/>
        </table:table-row>
        <table:table-row table:style-name="ro2">
          <table:table-cell office:value-type="string">
            <text:p>TOLL CT II LTD PRTSHP||TOLL LAND CORP NO 20 GEN PRT</text:p>
          </table:table-cell>
          <table:table-cell office:value-type="string">
            <text:p>Toll Ct Ltd Prtshp II and Toll Land Corp No 20 Gen Prt</text:p>
          </table:table-cell>
          <table:table-cell table:style-name="ce3" office:value-type="string">
            <text:p>Toll Ct Ltd Prtshp II and Toll Land Corp. No 20 Gen Prt</text:p>
          </table:table-cell>
          <table:table-cell office:value-type="string">
            <text:p>abbreviation vomit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>
            <text:p>DONNA M MAJLINGER</text:p>
          </table:table-cell>
          <table:table-cell office:value-type="string">
            <text:p>Donna M Majlinger</text:p>
          </table:table-cell>
          <table:table-cell table:style-name="ce1" office:value-type="string">
            <text:p>Donna M. Majlinger</text:p>
          </table:table-cell>
          <table:table-cell table:number-columns-repeated="2"/>
        </table:table-row>
        <table:table-row table:style-name="ro1">
          <table:table-cell office:value-type="string">
            <text:p>JANE M WHEELER</text:p>
          </table:table-cell>
          <table:table-cell office:value-type="string">
            <text:p>Jane M Wheeler</text:p>
          </table:table-cell>
          <table:table-cell table:style-name="ce1" office:value-type="string">
            <text:p>Jane M. Wheeler</text:p>
          </table:table-cell>
          <table:table-cell table:number-columns-repeated="2"/>
        </table:table-row>
        <table:table-row table:style-name="ro2">
          <table:table-cell office:value-type="string">
            <text:p>KEVIN J IANNAZZO||DORIS IANNAZZO</text:p>
          </table:table-cell>
          <table:table-cell office:value-type="string">
            <text:p>Kevin J Iannazzo and Iannazzo Doris</text:p>
          </table:table-cell>
          <table:table-cell table:style-name="ce1" office:value-type="string">
            <text:p>Kevin J. and Doris Iannazzo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>
            <text:p>AMIR KHAN</text:p>
          </table:table-cell>
          <table:table-cell office:value-type="string">
            <text:p>Khan Amir</text:p>
          </table:table-cell>
          <table:table-cell table:style-name="ce1" office:value-type="string">
            <text:p>Amir Kha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M T M CLASSIC HOME BUILDERS LTD</text:p>
          </table:table-cell>
          <table:table-cell office:value-type="string">
            <text:p>M T M Classic Home Builders Ltd</text:p>
          </table:table-cell>
          <table:table-cell table:style-name="ce1" office:value-type="string">
            <text:p>M T M Classic Home Builders Ltd.</text:p>
          </table:table-cell>
          <table:table-cell table:number-columns-repeated="2"/>
        </table:table-row>
        <table:table-row table:style-name="ro1">
          <table:table-cell office:value-type="string">
            <text:p>CONN LIGHT &amp; POWER CO</text:p>
          </table:table-cell>
          <table:table-cell office:value-type="string">
            <text:p>Conn Light &amp; Power Co</text:p>
          </table:table-cell>
          <table:table-cell table:style-name="ce1" office:value-type="string">
            <text:p>Conn Light &amp; Power Co.</text:p>
          </table:table-cell>
          <table:table-cell table:number-columns-repeated="2"/>
        </table:table-row>
        <table:table-row table:style-name="ro2">
          <table:table-cell office:value-type="string">
            <text:p>MICHELLE M BAUDISCH</text:p>
          </table:table-cell>
          <table:table-cell office:value-type="string">
            <text:p>Michelle M Baudisch</text:p>
          </table:table-cell>
          <table:table-cell table:style-name="ce1" office:value-type="string">
            <text:p>Michelle M. Baudisch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FOUR SQUARE BUILDERS INC</text:p>
          </table:table-cell>
          <table:table-cell office:value-type="string">
            <text:p>Four Square Builders Inc</text:p>
          </table:table-cell>
          <table:table-cell table:style-name="ce1" office:value-type="string">
            <text:p>Four Square Builders Inc.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MICHELE F MURPHY||THOMAS E MURPHY</text:p>
          </table:table-cell>
          <table:table-cell office:value-type="string">
            <text:p>Michele F Murphy and Thomas E Murphy</text:p>
          </table:table-cell>
          <table:table-cell table:style-name="ce1" office:value-type="string">
            <text:p>Michele F. and Thomas E. Murphy</text:p>
          </table:table-cell>
          <table:table-cell table:number-columns-repeated="2"/>
        </table:table-row>
        <table:table-row table:style-name="ro2">
          <table:table-cell office:value-type="string">
            <text:p>JOHN WASICZKO||PETER BARNA</text:p>
          </table:table-cell>
          <table:table-cell office:value-type="string">
            <text:p>Wasiczko John and Barna Peter</text:p>
          </table:table-cell>
          <table:table-cell table:style-name="ce1" office:value-type="string">
            <text:p>John Wasiczko and Peter Barna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>
            <text:p>BLAKEMAN CONSTRUCTION LLC</text:p>
          </table:table-cell>
          <table:table-cell office:value-type="string">
            <text:p>Blakeman Construction Llc</text:p>
          </table:table-cell>
          <table:table-cell table:style-name="ce1" office:value-type="string">
            <text:p>Blakeman Construction LLC</text:p>
          </table:table-cell>
          <table:table-cell table:number-columns-repeated="2"/>
        </table:table-row>
        <table:table-row table:style-name="ro2">
          <table:table-cell office:value-type="string">
            <text:p>M &amp; E LAND GROUP GEN PRTSHP||THOMAS J MAGUIRE GEN PRT</text:p>
          </table:table-cell>
          <table:table-cell office:value-type="string">
            <text:p>M &amp; E Land Group Gen Prtshp and J Maguire Gen Prt Thomas</text:p>
          </table:table-cell>
          <table:table-cell table:style-name="ce3" office:value-type="string">
            <text:p>M &amp; E Land Group Gen Prtshp and Thomas J. Maguire Gen Prt</text:p>
          </table:table-cell>
          <table:table-cell office:value-type="string">
            <text:p>I think this abbrev we can add safely to the hash</text:p>
          </table:table-cell>
          <table:table-cell/>
        </table:table-row>
        <table:table-row table:style-name="ro2">
          <table:table-cell office:value-type="string">
            <text:p>R MATHISON CONSTRUCTION LLC</text:p>
          </table:table-cell>
          <table:table-cell office:value-type="string">
            <text:p>R Mathison Construction Llc</text:p>
          </table:table-cell>
          <table:table-cell table:style-name="ce1" office:value-type="string">
            <text:p>R Mathison Construction LLC</text:p>
          </table:table-cell>
          <table:table-cell office:value-type="string">
            <text:p>with companies it is sometimes impossible to distinguish between names and situations like row 49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>
            <text:p>BOULDER CREEK OF NEWTOWN LLC</text:p>
          </table:table-cell>
          <table:table-cell office:value-type="string">
            <text:p>Boulder Creek Of Newtown Llc</text:p>
          </table:table-cell>
          <table:table-cell table:style-name="ce1" office:value-type="string">
            <text:p>Boulder Creek of Newtown LLC</text:p>
          </table:table-cell>
          <table:table-cell table:number-columns-repeated="2"/>
        </table:table-row>
        <table:table-row table:style-name="ro1">
          <table:table-cell office:value-type="string">
            <text:p>CATHERINE V HUGO||KENNETH B HUGO</text:p>
          </table:table-cell>
          <table:table-cell office:value-type="string">
            <text:p>Catherine V Hugo and Kenneth B Hugo</text:p>
          </table:table-cell>
          <table:table-cell office:value-type="string">
            <text:p>Catherine V. and Kenneth B. Hugo</text:p>
          </table:table-cell>
          <table:table-cell table:number-columns-repeated="2"/>
        </table:table-row>
        <table:table-row table:style-name="ro1">
          <table:table-cell office:value-type="string">
            <text:p>DAVID S KLOTH CO-TR||MARSHAL D GIBSON CO-TR||JOANNE G KLOTH QUALIFIED PERSONAL RESIDENT TRUST||JOANNE G KLOTH</text:p>
          </table:table-cell>
          <table:table-cell office:value-type="string">
            <text:p>S Kloth Co-Tr David, D Gibson Co-Tr Marshal, G Kloth Qualified Personal Resident Joanne (Trust) and Joanne G Kloth</text:p>
          </table:table-cell>
          <table:table-cell office:value-type="string">
            <text:p>David S. Kloth Co (trust), Marshal D. Gibson Co (trust) and Joanne G. Kloth Qualified Personal Resident (trust)</text:p>
          </table:table-cell>
          <table:table-cell table:number-columns-repeated="2"/>
        </table:table-row>
        <table:table-row table:style-name="ro1">
          <table:table-cell office:value-type="string">
            <text:p>LENI DIANA DOSSANTOS</text:p>
          </table:table-cell>
          <table:table-cell office:value-type="string">
            <text:p>Diana Dossantos Leni</text:p>
          </table:table-cell>
          <table:table-cell office:value-type="string">
            <text:p>Leni Diana Dossantos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GORDON J ANDERSON</text:p>
          </table:table-cell>
          <table:table-cell office:value-type="string">
            <text:p>Gordon J Anderson</text:p>
          </table:table-cell>
          <table:table-cell office:value-type="string">
            <text:p>Gordon J. Anderson</text:p>
          </table:table-cell>
          <table:table-cell table:number-columns-repeated="2"/>
        </table:table-row>
        <table:table-row table:style-name="ro1">
          <table:table-cell office:value-type="string">
            <text:p>DANIEL ROSENTHAL LIVING TRUST||MERI JITSUKAWA TR||MERI JITSUKAWA LIVING TRUST||DANIEL C ROSENTHAL TR</text:p>
          </table:table-cell>
          <table:table-cell office:value-type="string">
            <text:p>Rosenthal Daniel (Living Trust), Jitsukawa Meri (Trust), Jitsukawa Meri (Trust) (Living Trust) and Daniel C Rosenthal</text:p>
          </table:table-cell>
          <table:table-cell office:value-type="string">
            <text:p>Daniel Rosenthal (living trust), Meri Jitsukawa (trust), Meri Jitsukawa (living trust) and Daniel C. Rosenthal (trust)</text:p>
          </table:table-cell>
          <table:table-cell table:number-columns-repeated="2"/>
        </table:table-row>
        <table:table-row table:style-name="ro1">
          <table:table-cell office:value-type="string">
            <text:p>AMY N AZZARITO</text:p>
          </table:table-cell>
          <table:table-cell office:value-type="string">
            <text:p>Amy N Azzarito</text:p>
          </table:table-cell>
          <table:table-cell office:value-type="string">
            <text:p>Amy N. Azzarito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MOLLY A F MARION</text:p>
          </table:table-cell>
          <table:table-cell office:value-type="string">
            <text:p>A F Marion Molly</text:p>
          </table:table-cell>
          <table:table-cell office:value-type="string">
            <text:p>Molly A. F. Marion</text:p>
          </table:table-cell>
          <table:table-cell table:number-columns-repeated="2"/>
        </table:table-row>
        <table:table-row table:style-name="ro1">
          <table:table-cell office:value-type="string">
            <text:p>STEPHEN D WILLIAMSON</text:p>
          </table:table-cell>
          <table:table-cell office:value-type="string">
            <text:p>Stephen D Williamson</text:p>
          </table:table-cell>
          <table:table-cell office:value-type="string">
            <text:p>Stephen D. Williamson</text:p>
          </table:table-cell>
          <table:table-cell table:number-columns-repeated="2"/>
        </table:table-row>
        <table:table-row table:style-name="ro1">
          <table:table-cell office:value-type="string">
            <text:p>ELIZABETH JOHNSON</text:p>
          </table:table-cell>
          <table:table-cell office:value-type="string">
            <text:p>Johnson Elizabeth</text:p>
          </table:table-cell>
          <table:table-cell office:value-type="string">
            <text:p>Elizabeth Johnson</text:p>
          </table:table-cell>
          <table:table-cell table:number-columns-repeated="2"/>
        </table:table-row>
        <table:table-row table:style-name="ro1">
          <table:table-cell office:value-type="string">
            <text:p>STEVEN L HUNT</text:p>
          </table:table-cell>
          <table:table-cell table:number-columns-repeated="2" office:value-type="string">
            <text:p>Steven L Hunt</text:p>
          </table:table-cell>
          <table:table-cell table:number-columns-repeated="2"/>
        </table:table-row>
        <table:table-row table:style-name="ro1">
          <table:table-cell office:value-type="string">
            <text:p>JAN V K HOFFMEISTER||TINE M HOFFMEISTER</text:p>
          </table:table-cell>
          <table:table-cell office:value-type="string">
            <text:p>V K Hoffmeister Jan and Tine M Hoffmeister</text:p>
          </table:table-cell>
          <table:table-cell office:value-type="string">
            <text:p>Jan V. K. and Tine M. Hoffmeister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ecelia M James</text:p>
          </table:table-cell>
          <table:table-cell office:value-type="string">
            <text:p>Cecelia M. James</text:p>
          </table:table-cell>
          <table:table-cell table:number-columns-repeated="2"/>
        </table:table-row>
        <table:table-row table:style-name="ro1">
          <table:table-cell office:value-type="string">
            <text:p>HOWARD J WEISS</text:p>
          </table:table-cell>
          <table:table-cell office:value-type="string">
            <text:p>Howard J Weiss</text:p>
          </table:table-cell>
          <table:table-cell office:value-type="string">
            <text:p>Howard J. Weiss</text:p>
          </table:table-cell>
          <table:table-cell table:number-columns-repeated="2"/>
        </table:table-row>
        <table:table-row table:style-name="ro1">
          <table:table-cell office:value-type="string">
            <text:p>Loeonard D. Charran, Renata Charran, and Daphne B. Charran</text:p>
          </table:table-cell>
          <table:table-cell office:value-type="string">
            <text:p>Loeonard D Renata Charran, Charran and Daphne B Charran</text:p>
          </table:table-cell>
          <table:table-cell office:value-type="string">
            <text:p>Loeonard D. Charran, Renata Charran, and Daphne B. Charran</text:p>
          </table:table-cell>
          <table:table-cell table:number-columns-repeated="2"/>
        </table:table-row>
        <table:table-row table:style-name="ro1">
          <table:table-cell office:value-type="string">
            <text:p>GORDON J BRADLEY||HELEN F BRADLEY</text:p>
          </table:table-cell>
          <table:table-cell office:value-type="string">
            <text:p>Gordon J Bradley and Helen F Bradley</text:p>
          </table:table-cell>
          <table:table-cell office:value-type="string">
            <text:p>Gordon J. and Helen F. Bradley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MICHAEL C SCHNEIDER||ROSALINDA J SCHNEIDER</text:p>
          </table:table-cell>
          <table:table-cell office:value-type="string">
            <text:p>Michael C Schneider and Rosalinda J Schneider</text:p>
          </table:table-cell>
          <table:table-cell office:value-type="string">
            <text:p>Michael C. and Rosalinda J. Schneider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EDWARD H MAYNARD JR</text:p>
          </table:table-cell>
          <table:table-cell office:value-type="string">
            <text:p>Edward H Maynard Jr</text:p>
          </table:table-cell>
          <table:table-cell office:value-type="string">
            <text:p>Edward H. Maynard Jr.</text:p>
          </table:table-cell>
          <table:table-cell table:number-columns-repeated="2"/>
        </table:table-row>
        <table:table-row table:style-name="ro1">
          <table:table-cell office:value-type="string">
            <text:p>TILSON CONSTRUCTION INC</text:p>
          </table:table-cell>
          <table:table-cell office:value-type="string">
            <text:p>Tilson Construction Inc</text:p>
          </table:table-cell>
          <table:table-cell office:value-type="string">
            <text:p>Tilson Construction Inc.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JOHN J BULWIDAS||KAREN E BULWIDAS</text:p>
          </table:table-cell>
          <table:table-cell office:value-type="string">
            <text:p>John J Bulwidas and Karen E Bulwidas</text:p>
          </table:table-cell>
          <table:table-cell office:value-type="string">
            <text:p>John J. and Karen E. Bulwidas</text:p>
          </table:table-cell>
          <table:table-cell table:number-columns-repeated="2"/>
        </table:table-row>
        <table:table-row table:style-name="ro1">
          <table:table-cell office:value-type="string">
            <text:p>JOANNE K THOMPSON TR||JOANNE K THOMPSON REVOCABLE TRUST</text:p>
          </table:table-cell>
          <table:table-cell office:value-type="string">
            <text:p>Joanne K Thompson (Trust) and Joanne K Thompson (Revocable Trust)</text:p>
          </table:table-cell>
          <table:table-cell office:value-type="string">
            <text:p>Joanne K. Thompson (trust) and Joanne K. Thompson Revocable Trust</text:p>
          </table:table-cell>
          <table:table-cell table:number-columns-repeated="2"/>
        </table:table-row>
        <table:table-row table:style-name="ro1">
          <table:table-cell office:value-type="string">
            <text:p>JAMES A KEANE</text:p>
          </table:table-cell>
          <table:table-cell office:value-type="string">
            <text:p>James A Keane</text:p>
          </table:table-cell>
          <table:table-cell office:value-type="string">
            <text:p>James A. Keane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BRIAN T CONNOLLY||KIM V CONNOLLY</text:p>
          </table:table-cell>
          <table:table-cell office:value-type="string">
            <text:p>Brian T Connolly and Kim V Connolly</text:p>
          </table:table-cell>
          <table:table-cell office:value-type="string">
            <text:p>Brian T. and Kim V. Connolly</text:p>
          </table:table-cell>
          <table:table-cell table:number-columns-repeated="2"/>
        </table:table-row>
        <table:table-row table:style-name="ro1">
          <table:table-cell office:value-type="string">
            <text:p>CHRISTOPHER W KATSULERES</text:p>
          </table:table-cell>
          <table:table-cell office:value-type="string">
            <text:p>Christopher W Katsuleres</text:p>
          </table:table-cell>
          <table:table-cell office:value-type="string">
            <text:p>Christopher W. Katsuleres</text:p>
          </table:table-cell>
          <table:table-cell table:number-columns-repeated="2"/>
        </table:table-row>
        <table:table-row table:style-name="ro1">
          <table:table-cell office:value-type="string">
            <text:p>LAURA J DAIGLE</text:p>
          </table:table-cell>
          <table:table-cell office:value-type="string">
            <text:p>Laura J Daigle</text:p>
          </table:table-cell>
          <table:table-cell office:value-type="string">
            <text:p>Laura J. Daigle</text:p>
          </table:table-cell>
          <table:table-cell table:number-columns-repeated="2"/>
        </table:table-row>
        <table:table-row table:style-name="ro1">
          <table:table-cell office:value-type="string">
            <text:p>JAMES R DALY JR ET AL||BETHANY A TANGREDI||CITIBANK NA FKA||CITIBANK FSB</text:p>
          </table:table-cell>
          <table:table-cell office:value-type="string">
            <text:p>James R Daly Jr (and Others), Bethany A Tangredi, Citibank Na</text:p>
          </table:table-cell>
          <table:table-cell office:value-type="string">
            <text:p>James R. Daly Et Al Jr., Bethany A. Tangredi, Citibank Na Fka and Citibank FSB</text:p>
          </table:table-cell>
          <table:table-cell table:number-columns-repeated="2"/>
        </table:table-row>
        <table:table-row table:style-name="ro1">
          <table:table-cell office:value-type="string">
            <text:p>ANTONIO DESANTIS||JOSEPH L DESANTIS</text:p>
          </table:table-cell>
          <table:table-cell office:value-type="string">
            <text:p>Desantis Antonio and Joseph L Desantis</text:p>
          </table:table-cell>
          <table:table-cell office:value-type="string">
            <text:p>Antonio and Joseph L. Desantis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SCYLER SPORTS PROPERTIES LLC</text:p>
          </table:table-cell>
          <table:table-cell office:value-type="string">
            <text:p>Scyler Sports Properties Llc</text:p>
          </table:table-cell>
          <table:table-cell office:value-type="string">
            <text:p>Scyler Sports Properties LLC</text:p>
          </table:table-cell>
          <table:table-cell table:number-columns-repeated="2"/>
        </table:table-row>
        <table:table-row table:style-name="ro1">
          <table:table-cell office:value-type="string">
            <text:p>AUGUSTINE J PALMIERI JR||DEBORAH PALMIERI</text:p>
          </table:table-cell>
          <table:table-cell office:value-type="string">
            <text:p>Augustine J Palmieri Jr and Palmieri Deborah</text:p>
          </table:table-cell>
          <table:table-cell office:value-type="string">
            <text:p>Augustine J. Palmieri Jr. and Deborah Palmieri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Janice M Anthony</text:p>
          </table:table-cell>
          <table:table-cell office:value-type="string">
            <text:p>Janice M. Anthony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R G M PROPERTIES INC</text:p>
          </table:table-cell>
          <table:table-cell office:value-type="string">
            <text:p>R G M Properties Inc</text:p>
          </table:table-cell>
          <table:table-cell office:value-type="string">
            <text:p>R G M Properties Inc.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EWTOWN SENIOR LIVING LLC</text:p>
          </table:table-cell>
          <table:table-cell office:value-type="string">
            <text:p>Senior Newtown (Living Trust)</text:p>
          </table:table-cell>
          <table:table-cell office:value-type="string">
            <text:p>Newtown Senior Living LLC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FLAGPOLE HOLDINGS LLC</text:p>
          </table:table-cell>
          <table:table-cell office:value-type="string">
            <text:p>Flagpole Holdings Llc</text:p>
          </table:table-cell>
          <table:table-cell office:value-type="string">
            <text:p>Flagpole Holdings LLC</text:p>
          </table:table-cell>
          <table:table-cell table:number-columns-repeated="2"/>
        </table:table-row>
        <table:table-row table:style-name="ro1">
          <table:table-cell office:value-type="string">
            <text:p>HILARY H HILL||SCOTT A HILL</text:p>
          </table:table-cell>
          <table:table-cell office:value-type="string">
            <text:p>Hilary H Hill and Scott A Hill</text:p>
          </table:table-cell>
          <table:table-cell office:value-type="string">
            <text:p>Hilary H. and Scott A. Hill</text:p>
          </table:table-cell>
          <table:table-cell table:number-columns-repeated="2"/>
        </table:table-row>
        <table:table-row table:style-name="ro1">
          <table:table-cell office:value-type="string">
            <text:p>M &amp; E LAND GROUP GEN PRTSHP||THOMAS J MAGUIRE GEN PRT</text:p>
          </table:table-cell>
          <table:table-cell office:value-type="string">
            <text:p>M &amp; E Land Group Gen Prtshp and J Maguire Gen Prt Thomas</text:p>
          </table:table-cell>
          <table:table-cell office:value-type="string">
            <text:p>M &amp; E Land Group Gen Prtshp and Thomas J. Maguire Gen Prt</text:p>
          </table:table-cell>
          <table:table-cell table:number-columns-repeated="2"/>
        </table:table-row>
        <table:table-row table:style-name="ro1">
          <table:table-cell office:value-type="string">
            <text:p>KELLY A CARROLL</text:p>
          </table:table-cell>
          <table:table-cell office:value-type="string">
            <text:p>Kelly A Carroll</text:p>
          </table:table-cell>
          <table:table-cell office:value-type="string">
            <text:p>Kelly A. Carroll</text:p>
          </table:table-cell>
          <table:table-cell table:number-columns-repeated="2"/>
        </table:table-row>
        <table:table-row table:style-name="ro1">
          <table:table-cell office:value-type="string">
            <text:p>JOSEPH BATCHA III||KELLY J BATCHA</text:p>
          </table:table-cell>
          <table:table-cell office:value-type="string">
            <text:p>Batcha Joseph III and Kelly J Batcha</text:p>
          </table:table-cell>
          <table:table-cell office:value-type="string">
            <text:p>Joseph Batcha III and Kelly J. Batcha</text:p>
          </table:table-cell>
          <table:table-cell table:number-columns-repeated="2"/>
        </table:table-row>
        <table:table-row table:style-name="ro1">
          <table:table-cell office:value-type="string">
            <text:p>DAWN DIANE WATKINS||JOHN H WATKINS</text:p>
          </table:table-cell>
          <table:table-cell office:value-type="string">
            <text:p>Diane Watkins Dawn and John H Watkins</text:p>
          </table:table-cell>
          <table:table-cell office:value-type="string">
            <text:p>Dawn Diane and John H. Watkins</text:p>
          </table:table-cell>
          <table:table-cell table:number-columns-repeated="2"/>
        </table:table-row>
        <table:table-row table:style-name="ro1">
          <table:table-cell office:value-type="string">
            <text:p>JOHN S ISDALE||JOLENE F DURELLI-ISDALE</text:p>
          </table:table-cell>
          <table:table-cell office:value-type="string">
            <text:p>John S Isdale and Jolene F Durelli-Isdale</text:p>
          </table:table-cell>
          <table:table-cell office:value-type="string">
            <text:p>John S. Isdale and Jolene F. Durelli-Isdale</text:p>
          </table:table-cell>
          <table:table-cell table:number-columns-repeated="2"/>
        </table:table-row>
        <table:table-row table:style-name="ro1">
          <table:table-cell office:value-type="string">
            <text:p>MORGAN, HEATHER M</text:p>
          </table:table-cell>
          <table:table-cell office:value-type="string">
            <text:p>Heather M Morgan</text:p>
          </table:table-cell>
          <table:table-cell office:value-type="string">
            <text:p>Morgan, Heather M.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Samuel A Jones +</text:p>
          </table:table-cell>
          <table:table-cell office:value-type="string">
            <text:p>Samuel A Jones</text:p>
          </table:table-cell>
          <table:table-cell office:value-type="string">
            <text:p>Samuel A. Jones +</text:p>
          </table:table-cell>
          <table:table-cell table:number-columns-repeated="2"/>
        </table:table-row>
        <table:table-row table:style-name="ro1">
          <table:table-cell office:value-type="string">
            <text:p>E M C SQUARED LLC</text:p>
          </table:table-cell>
          <table:table-cell office:value-type="string">
            <text:p>E M C Squared Llc</text:p>
          </table:table-cell>
          <table:table-cell office:value-type="string">
            <text:p>E M C Squared LLC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GARY PLATT LLC</text:p>
          </table:table-cell>
          <table:table-cell office:value-type="string">
            <text:p>Gary Platt Llc</text:p>
          </table:table-cell>
          <table:table-cell office:value-type="string">
            <text:p>Gary Platt LLC</text:p>
          </table:table-cell>
          <table:table-cell table:number-columns-repeated="2"/>
        </table:table-row>
        <table:table-row table:style-name="ro1">
          <table:table-cell office:value-type="string">
            <text:p>JEAN B OTTON TR||JEAN B OTTON REVOCABLE TRUST</text:p>
          </table:table-cell>
          <table:table-cell office:value-type="string">
            <text:p>Jean B Otton (Trust) and Jean B Otton (Revocable Trust)</text:p>
          </table:table-cell>
          <table:table-cell office:value-type="string">
            <text:p>Jean B. Otton (trust) and Jean B. Otton Revocable Trust</text:p>
          </table:table-cell>
          <table:table-cell table:number-columns-repeated="2"/>
        </table:table-row>
        <table:table-row table:style-name="ro1">
          <table:table-cell office:value-type="string">
            <text:p>VINCENT JACHETTA||JOAN G JACHETTA</text:p>
          </table:table-cell>
          <table:table-cell office:value-type="string">
            <text:p>Jachetta Vincent and Joan G Jachetta</text:p>
          </table:table-cell>
          <table:table-cell office:value-type="string">
            <text:p>Vincent Jachetta and Joan G. Jachetta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FRANCIS J WILK||KAREN L WILK</text:p>
          </table:table-cell>
          <table:table-cell office:value-type="string">
            <text:p>Francis J Wilk and Karen L Wilk</text:p>
          </table:table-cell>
          <table:table-cell office:value-type="string">
            <text:p>Francis J. and Karen L. Wilk</text:p>
          </table:table-cell>
          <table:table-cell table:number-columns-repeated="2"/>
        </table:table-row>
        <table:table-row table:style-name="ro1">
          <table:table-cell office:value-type="string">
            <text:p>KATHRYN S MATHISON||ROBERT MATHISON SR</text:p>
          </table:table-cell>
          <table:table-cell office:value-type="string">
            <text:p>Kathryn S Mathison and Mathison Robert Sr</text:p>
          </table:table-cell>
          <table:table-cell office:value-type="string">
            <text:p>Kathryn S. Mathison and Robert Mathison Sr.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GEORGE ZARUBA||LISEN H ZARUBA</text:p>
          </table:table-cell>
          <table:table-cell office:value-type="string">
            <text:p>Zaruba George and Lisen H Zaruba</text:p>
          </table:table-cell>
          <table:table-cell office:value-type="string">
            <text:p>George and Lisen H. Zaruba</text:p>
          </table:table-cell>
          <table:table-cell table:number-columns-repeated="2"/>
        </table:table-row>
        <table:table-row table:style-name="ro1">
          <table:table-cell office:value-type="string">
            <text:p>G L T RESIDENTIAL LLC</text:p>
          </table:table-cell>
          <table:table-cell office:value-type="string">
            <text:p>G L T Residential Llc</text:p>
          </table:table-cell>
          <table:table-cell office:value-type="string">
            <text:p>G L T Residential LLC</text:p>
          </table:table-cell>
          <table:table-cell table:number-columns-repeated="2"/>
        </table:table-row>
        <table:table-row table:style-name="ro1">
          <table:table-cell office:value-type="string">
            <text:p>MARY K ANDREOTTA</text:p>
          </table:table-cell>
          <table:table-cell office:value-type="string">
            <text:p>Mary K Andreotta</text:p>
          </table:table-cell>
          <table:table-cell office:value-type="string">
            <text:p>Mary K. Andreotta</text:p>
          </table:table-cell>
          <table:table-cell table:number-columns-repeated="2"/>
        </table:table-row>
        <table:table-row table:style-name="ro1">
          <table:table-cell office:value-type="string">
            <text:p>VINCENT R JOHNS||SHERRILL J JOHNS</text:p>
          </table:table-cell>
          <table:table-cell office:value-type="string">
            <text:p>Vincent R Johns and Sherrill J Johns</text:p>
          </table:table-cell>
          <table:table-cell office:value-type="string">
            <text:p>Vincent R Johns and Sherrill J. Johns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ENG CHYE LOW</text:p>
          </table:table-cell>
          <table:table-cell office:value-type="string">
            <text:p>Chye Low Eng</text:p>
          </table:table-cell>
          <table:table-cell office:value-type="string">
            <text:p>Eng Chye Low</text:p>
          </table:table-cell>
          <table:table-cell table:number-columns-repeated="2"/>
        </table:table-row>
        <table:table-row table:style-name="ro1">
          <table:table-cell office:value-type="string">
            <text:p>MARK PAVLICEK</text:p>
          </table:table-cell>
          <table:table-cell office:value-type="string">
            <text:p>Pavlicek Mark</text:p>
          </table:table-cell>
          <table:table-cell office:value-type="string">
            <text:p>Mark Pavlicek</text:p>
          </table:table-cell>
          <table:table-cell table:number-columns-repeated="2"/>
        </table:table-row>
        <table:table-row table:style-name="ro1">
          <table:table-cell office:value-type="string">
            <text:p>DANIEL J AMARAL||CAROL M AMARAL</text:p>
          </table:table-cell>
          <table:table-cell office:value-type="string">
            <text:p>Daniel J Amaral and Carol M Amaral</text:p>
          </table:table-cell>
          <table:table-cell office:value-type="string">
            <text:p>Daniel J. and Carol M. Amaral</text:p>
          </table:table-cell>
          <table:table-cell table:number-columns-repeated="2"/>
        </table:table-row>
        <table:table-row table:style-name="ro1">
          <table:table-cell office:value-type="string">
            <text:p>LEONARD D CHARRAN</text:p>
          </table:table-cell>
          <table:table-cell office:value-type="string">
            <text:p>Leonard D Charran</text:p>
          </table:table-cell>
          <table:table-cell office:value-type="string">
            <text:p>Leonard D. Charra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PATRICIA ANN BASSETT</text:p>
          </table:table-cell>
          <table:table-cell office:value-type="string">
            <text:p>Ann Bassett Patricia</text:p>
          </table:table-cell>
          <table:table-cell office:value-type="string">
            <text:p>Patricia Ann Bassett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FERN S SHAIN||STANLEY A SHAIN</text:p>
          </table:table-cell>
          <table:table-cell office:value-type="string">
            <text:p>Fern S Shain and Stanley A Shain</text:p>
          </table:table-cell>
          <table:table-cell office:value-type="string">
            <text:p>Fern S. and Stanley A. Shain</text:p>
          </table:table-cell>
          <table:table-cell table:number-columns-repeated="2"/>
        </table:table-row>
        <table:table-row table:style-name="ro1">
          <table:table-cell office:value-type="string">
            <text:p>CHRISTOPHER W DESPAGNA||JILL M DESPAGNA</text:p>
          </table:table-cell>
          <table:table-cell office:value-type="string">
            <text:p>Christopher W Despagna and Jill M Despagna</text:p>
          </table:table-cell>
          <table:table-cell office:value-type="string">
            <text:p>Christopher W. and Jill M. Despagna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CHRISTOPHER KELLY</text:p>
          </table:table-cell>
          <table:table-cell office:value-type="string">
            <text:p>Kelly Christopher</text:p>
          </table:table-cell>
          <table:table-cell office:value-type="string">
            <text:p>Christopher Kelly</text:p>
          </table:table-cell>
          <table:table-cell table:number-columns-repeated="2"/>
        </table:table-row>
        <table:table-row table:style-name="ro1">
          <table:table-cell office:value-type="string">
            <text:p>PATRICK V SIMMS||JENNIFER J SIMMS</text:p>
          </table:table-cell>
          <table:table-cell office:value-type="string">
            <text:p>Patrick V Simms and Jennifer J Simms</text:p>
          </table:table-cell>
          <table:table-cell office:value-type="string">
            <text:p>Patrick V. and Jennifer J. Simms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CAROL GOODSTEIN</text:p>
          </table:table-cell>
          <table:table-cell office:value-type="string">
            <text:p>Goodstein Carol</text:p>
          </table:table-cell>
          <table:table-cell office:value-type="string">
            <text:p>Carol Goodstein</text:p>
          </table:table-cell>
          <table:table-cell table:number-columns-repeated="2"/>
        </table:table-row>
        <table:table-row table:style-name="ro1">
          <table:table-cell office:value-type="string">
            <text:p>CLARE KEELER DIDIER</text:p>
          </table:table-cell>
          <table:table-cell office:value-type="string">
            <text:p>Keeler Didier Clare</text:p>
          </table:table-cell>
          <table:table-cell office:value-type="string">
            <text:p>Clare Keeler Didier</text:p>
          </table:table-cell>
          <table:table-cell table:number-columns-repeated="2"/>
        </table:table-row>
        <table:table-row table:style-name="ro1">
          <table:table-cell office:value-type="string">
            <text:p>HELEN M SMITH</text:p>
          </table:table-cell>
          <table:table-cell office:value-type="string">
            <text:p>Helen M Smith</text:p>
          </table:table-cell>
          <table:table-cell office:value-type="string">
            <text:p>Helen M. Smith</text:p>
          </table:table-cell>
          <table:table-cell table:number-columns-repeated="2"/>
        </table:table-row>
        <table:table-row table:style-name="ro1">
          <table:table-cell office:value-type="string">
            <text:p>THOMAS MANSON</text:p>
          </table:table-cell>
          <table:table-cell office:value-type="string">
            <text:p>Manson Thomas</text:p>
          </table:table-cell>
          <table:table-cell office:value-type="string">
            <text:p>Thomas Manson</text:p>
          </table:table-cell>
          <table:table-cell table:number-columns-repeated="2"/>
        </table:table-row>
        <table:table-row table:style-name="ro1">
          <table:table-cell office:value-type="string">
            <text:p>HUGH FINDLAY||ELIZABETH FINDLAY</text:p>
          </table:table-cell>
          <table:table-cell office:value-type="string">
            <text:p>Findlay Hugh and Findlay Elizabeth</text:p>
          </table:table-cell>
          <table:table-cell office:value-type="string">
            <text:p>Hugh and Elizabeth Findlay</text:p>
          </table:table-cell>
          <table:table-cell table:number-columns-repeated="2"/>
        </table:table-row>
        <table:table-row table:style-name="ro1">
          <table:table-cell office:value-type="string">
            <text:p>SHERI A KNOX</text:p>
          </table:table-cell>
          <table:table-cell office:value-type="string">
            <text:p>Sheri A Knox</text:p>
          </table:table-cell>
          <table:table-cell office:value-type="string">
            <text:p>Sheri A. Knox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EDWARD J RAYMOND||NANCY E RAYMOND</text:p>
          </table:table-cell>
          <table:table-cell office:value-type="string">
            <text:p>Edward J Raymond and Nancy E Raymond</text:p>
          </table:table-cell>
          <table:table-cell office:value-type="string">
            <text:p>Edward J. and Nancy E. Raymond</text:p>
          </table:table-cell>
          <table:table-cell table:number-columns-repeated="2"/>
        </table:table-row>
        <table:table-row table:style-name="ro1">
          <table:table-cell office:value-type="string">
            <text:p>HEATHER KEREKES</text:p>
          </table:table-cell>
          <table:table-cell office:value-type="string">
            <text:p>Kerekes Heather</text:p>
          </table:table-cell>
          <table:table-cell office:value-type="string">
            <text:p>Heather Kerekes</text:p>
          </table:table-cell>
          <table:table-cell table:number-columns-repeated="2"/>
        </table:table-row>
        <table:table-row table:style-name="ro1">
          <table:table-cell office:value-type="string">
            <text:p>KAREN N KILSON</text:p>
          </table:table-cell>
          <table:table-cell office:value-type="string">
            <text:p>Karen N Kilson</text:p>
          </table:table-cell>
          <table:table-cell office:value-type="string">
            <text:p>Karen N. Kilso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CENDANT MOBILITY FINANCIAL CORP</text:p>
          </table:table-cell>
          <table:table-cell office:value-type="string">
            <text:p>Cendant Mobility Financial Corp</text:p>
          </table:table-cell>
          <table:table-cell office:value-type="string">
            <text:p>Cendant Mobility Financial Corp.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MICHAEL A DAVIES</text:p>
          </table:table-cell>
          <table:table-cell office:value-type="string">
            <text:p>Michael A Davies</text:p>
          </table:table-cell>
          <table:table-cell office:value-type="string">
            <text:p>Michael A. Davies</text:p>
          </table:table-cell>
          <table:table-cell table:number-columns-repeated="2"/>
        </table:table-row>
        <table:table-row table:style-name="ro1">
          <table:table-cell office:value-type="string">
            <text:p>CENDANT MOBILITY FINANCIAL CORP</text:p>
          </table:table-cell>
          <table:table-cell office:value-type="string">
            <text:p>Cendant Mobility Financial Corp</text:p>
          </table:table-cell>
          <table:table-cell office:value-type="string">
            <text:p>Cendant Mobility Financial Corp.</text:p>
          </table:table-cell>
          <table:table-cell table:number-columns-repeated="2"/>
        </table:table-row>
        <table:table-row table:style-name="ro1">
          <table:table-cell office:value-type="string">
            <text:p>WILLIAM D KUBAN||KATHLEEN M KUBAN</text:p>
          </table:table-cell>
          <table:table-cell office:value-type="string">
            <text:p>William D Kuban and Kathleen M Kuban</text:p>
          </table:table-cell>
          <table:table-cell office:value-type="string">
            <text:p>William D. and Kathleen M. Kuban</text:p>
          </table:table-cell>
          <table:table-cell table:number-columns-repeated="2"/>
        </table:table-row>
        <table:table-row table:style-name="ro1">
          <table:table-cell office:value-type="string">
            <text:p>KAREN A MACRI</text:p>
          </table:table-cell>
          <table:table-cell office:value-type="string">
            <text:p>Karen A Macri</text:p>
          </table:table-cell>
          <table:table-cell office:value-type="string">
            <text:p>Karen A. MacRi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LEELAND F GRAY JR||KIRSTEN GRAY</text:p>
          </table:table-cell>
          <table:table-cell office:value-type="string">
            <text:p>Leeland F Gray Jr and Gray Kirsten</text:p>
          </table:table-cell>
          <table:table-cell office:value-type="string">
            <text:p>Leeland F. Gray Jr. and Kirsten Gray</text:p>
          </table:table-cell>
          <table:table-cell table:number-columns-repeated="2"/>
        </table:table-row>
        <table:table-row table:style-name="ro1">
          <table:table-cell office:value-type="string">
            <text:p>BRUCE P HAAS||KEVIN B HAAS||TRACY HAAS</text:p>
          </table:table-cell>
          <table:table-cell office:value-type="string">
            <text:p>Bruce P Haas, Kevin B Haas and Haas Tracy</text:p>
          </table:table-cell>
          <table:table-cell office:value-type="string">
            <text:p>Bruce P., Kevin B. and Tracy Haas</text:p>
          </table:table-cell>
          <table:table-cell table:number-columns-repeated="2"/>
        </table:table-row>
        <table:table-row table:style-name="ro1">
          <table:table-cell office:value-type="string">
            <text:p>PATRICK D SMITH||LAURA J SMITH</text:p>
          </table:table-cell>
          <table:table-cell office:value-type="string">
            <text:p>Patrick D Smith and Laura J Smith</text:p>
          </table:table-cell>
          <table:table-cell office:value-type="string">
            <text:p>Patrick D. and Laura J. Smith</text:p>
          </table:table-cell>
          <table:table-cell table:number-columns-repeated="2"/>
        </table:table-row>
        <table:table-row table:style-name="ro1">
          <table:table-cell office:value-type="string">
            <text:p>BETTY FISCHER</text:p>
          </table:table-cell>
          <table:table-cell office:value-type="string">
            <text:p>Fischer Betty</text:p>
          </table:table-cell>
          <table:table-cell office:value-type="string">
            <text:p>Betty Fischer</text:p>
          </table:table-cell>
          <table:table-cell table:number-columns-repeated="2"/>
        </table:table-row>
        <table:table-row table:style-name="ro1">
          <table:table-cell office:value-type="string">
            <text:p>JONATHAN S BRIGGS||DAWN G BRIGGS</text:p>
          </table:table-cell>
          <table:table-cell office:value-type="string">
            <text:p>Jonathan S Briggs and Dawn G Briggs</text:p>
          </table:table-cell>
          <table:table-cell office:value-type="string">
            <text:p>Jonathan S. and Dawn G. Briggs</text:p>
          </table:table-cell>
          <table:table-cell table:number-columns-repeated="2"/>
        </table:table-row>
        <table:table-row table:style-name="ro1">
          <table:table-cell office:value-type="string">
            <text:p>ERIN E DUDLEY NKA||ERIN DUDLEY SMITH TR||CHRISTOPHER J DUDLEY TR||DUDLEY FAMILY TRUST SURVIVORS TRUST SHARE</text:p>
          </table:table-cell>
          <table:table-cell office:value-type="string">
            <text:p>E Dudley Nka Erin, Dudley Smith Erin (Trust), Christopher J Dudley (Trust) and Dudley (Family Trust)</text:p>
          </table:table-cell>
          <table:table-cell office:value-type="string">
            <text:p>Erin E. Dudley Nka, Erin Dudley Smith (trust), Christopher J. Dudley (trust) and Dudley Family Trust Survivors Trust Share</text:p>
          </table:table-cell>
          <table:table-cell table:number-columns-repeated="2"/>
        </table:table-row>
        <table:table-row table:style-name="ro1">
          <table:table-cell office:value-type="string">
            <text:p>GINA M JASLOW AKA||GINA M SMITH</text:p>
          </table:table-cell>
          <table:table-cell office:value-type="string">
            <text:p>Also known as Gina M Jaslow and Gina M Smith</text:p>
          </table:table-cell>
          <table:table-cell office:value-type="string">
            <text:p>Gina M. Jaslow Aka and Gina M. Smith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FRANK FRANC EST OF</text:p>
          </table:table-cell>
          <table:table-cell office:value-type="string">
            <text:p>Franc Frank (Estate)</text:p>
          </table:table-cell>
          <table:table-cell office:value-type="string">
            <text:p>Frank Franc Est of</text:p>
          </table:table-cell>
          <table:table-cell table:number-columns-repeated="2"/>
        </table:table-row>
        <table:table-row table:style-name="ro1">
          <table:table-cell office:value-type="string">
            <text:p>BROOKS A MATHER</text:p>
          </table:table-cell>
          <table:table-cell office:value-type="string">
            <text:p>Brooks A Mather</text:p>
          </table:table-cell>
          <table:table-cell office:value-type="string">
            <text:p>Brooks A. Mather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JOSEPH ANTONAZZO||NICOLINA ANTONAZZO</text:p>
          </table:table-cell>
          <table:table-cell office:value-type="string">
            <text:p>Antonazzo Joseph and Antonazzo Nicolina</text:p>
          </table:table-cell>
          <table:table-cell office:value-type="string">
            <text:p>Joseph and Nicolina Antonazzo</text:p>
          </table:table-cell>
          <table:table-cell table:number-columns-repeated="2"/>
        </table:table-row>
        <table:table-row table:style-name="ro1">
          <table:table-cell office:value-type="string">
            <text:p>MARJANEH H HUGHES||THOMAS HUGHES</text:p>
          </table:table-cell>
          <table:table-cell office:value-type="string">
            <text:p>Marjaneh H Hughes and Hughes Thomas</text:p>
          </table:table-cell>
          <table:table-cell office:value-type="string">
            <text:p>Marjaneh H. and Thomas Hughes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LINDA LEGTERS</text:p>
          </table:table-cell>
          <table:table-cell office:value-type="string">
            <text:p>Legters Linda</text:p>
          </table:table-cell>
          <table:table-cell office:value-type="string">
            <text:p>Linda Legters</text:p>
          </table:table-cell>
          <table:table-cell table:number-columns-repeated="2"/>
        </table:table-row>
        <table:table-row table:style-name="ro1">
          <table:table-cell office:value-type="string">
            <text:p>ERIC G SALVESEN||NECOLE M SALVESEN</text:p>
          </table:table-cell>
          <table:table-cell office:value-type="string">
            <text:p>Eric G Salvesen and Necole M Salvesen</text:p>
          </table:table-cell>
          <table:table-cell office:value-type="string">
            <text:p>Eric G. and Necole M. Salvesen</text:p>
          </table:table-cell>
          <table:table-cell table:number-columns-repeated="2"/>
        </table:table-row>
        <table:table-row table:style-name="ro1">
          <table:table-cell office:value-type="string">
            <text:p>JAMES J KELLERK JR||DENISE M KELLERK</text:p>
          </table:table-cell>
          <table:table-cell office:value-type="string">
            <text:p>James J Kellerk Jr and Denise M Kellerk</text:p>
          </table:table-cell>
          <table:table-cell office:value-type="string">
            <text:p>James J. Kellerk Jr. and Denise M. Kellerk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June M Mancini</text:p>
          </table:table-cell>
          <table:table-cell office:value-type="string">
            <text:p>June M. Mancini</text:p>
          </table:table-cell>
          <table:table-cell table:number-columns-repeated="2"/>
        </table:table-row>
        <table:table-row table:style-name="ro1">
          <table:table-cell office:value-type="string">
            <text:p>PRUDENTIAL RELOCATION INC</text:p>
          </table:table-cell>
          <table:table-cell office:value-type="string">
            <text:p>Prudential Relocation Inc</text:p>
          </table:table-cell>
          <table:table-cell office:value-type="string">
            <text:p>Prudential Relocation Inc.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MARY E BRAGA||DAVID M BRAGA</text:p>
          </table:table-cell>
          <table:table-cell office:value-type="string">
            <text:p>Mary E Braga and David M Braga</text:p>
          </table:table-cell>
          <table:table-cell office:value-type="string">
            <text:p>Mary E. and David M. Braga</text:p>
          </table:table-cell>
          <table:table-cell table:number-columns-repeated="2"/>
        </table:table-row>
        <table:table-row table:style-name="ro1">
          <table:table-cell office:value-type="string">
            <text:p>STEFANKO FAMILY TRUST||STEPHEN J STEFANKO TR||DEBRA L STEFANKO TR</text:p>
          </table:table-cell>
          <table:table-cell office:value-type="string">
            <text:p>Stefanko (Family Trust), Stephen J Stefanko (Trust) and Debra L Stefanko (Trust)</text:p>
          </table:table-cell>
          <table:table-cell office:value-type="string">
            <text:p>Stefanko Family (trust), Stephen J. Stefanko (trust) and Debra L. Stefanko (trust)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DAVID F ROTHACKER||SUSAN L ROTHACKER</text:p>
          </table:table-cell>
          <table:table-cell office:value-type="string">
            <text:p>David F Rothacker and Susan L Rothacker</text:p>
          </table:table-cell>
          <table:table-cell office:value-type="string">
            <text:p>David F. and Susan L. Rothacker</text:p>
          </table:table-cell>
          <table:table-cell table:number-columns-repeated="2"/>
        </table:table-row>
        <table:table-row table:style-name="ro1">
          <table:table-cell office:value-type="string">
            <text:p>HERBERT HOOVER JR||JEANMARIE ROCHE HOOVER</text:p>
          </table:table-cell>
          <table:table-cell office:value-type="string">
            <text:p>Hoover Herbert Jr and Roche Hoover Jeanmarie</text:p>
          </table:table-cell>
          <table:table-cell office:value-type="string">
            <text:p>Herbert Hoover Jr. and Jeanmarie Roche Hoover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RUSSELL F ANDERSON||JESSICA SCHLIER ANDERSON</text:p>
          </table:table-cell>
          <table:table-cell office:value-type="string">
            <text:p>Russell F Anderson and Schlier Anderson Jessica</text:p>
          </table:table-cell>
          <table:table-cell office:value-type="string">
            <text:p>Russell F. and Jessica Schlier Anderson</text:p>
          </table:table-cell>
          <table:table-cell table:number-columns-repeated="2"/>
        </table:table-row>
        <table:table-row table:style-name="ro1">
          <table:table-cell office:value-type="string">
            <text:p>1785 LAND CO LTD PRTSHP||PETER W GABORIAULT GEN PRT</text:p>
          </table:table-cell>
          <table:table-cell office:value-type="string">
            <text:p>1785 Land Co Ltd Prtshp and W Gaboriault Gen Prt Peter</text:p>
          </table:table-cell>
          <table:table-cell office:value-type="string">
            <text:p>1785 Land Co. Ltd Prtshp and Peter W. Gaboriault Gen Prt</text:p>
          </table:table-cell>
          <table:table-cell table:number-columns-repeated="2"/>
        </table:table-row>
        <table:table-row table:style-name="ro1">
          <table:table-cell office:value-type="string">
            <text:p>LIBERTY AT NEWTOWN LLC</text:p>
          </table:table-cell>
          <table:table-cell office:value-type="string">
            <text:p>Liberty At Newtown Llc</text:p>
          </table:table-cell>
          <table:table-cell office:value-type="string">
            <text:p>Liberty at Newtown LLC</text:p>
          </table:table-cell>
          <table:table-cell table:number-columns-repeated="2"/>
        </table:table-row>
        <table:table-row table:style-name="ro1">
          <table:table-cell office:value-type="string">
            <text:p>WINTON FARM WEST PRTSHP||M &amp; E LAND GROUP||S &amp; J DEVELOPMENT LLC</text:p>
          </table:table-cell>
          <table:table-cell office:value-type="string">
            <text:p>Farm West Prtshp Winton, M &amp; E Land Group and S &amp; J Development Llc</text:p>
          </table:table-cell>
          <table:table-cell office:value-type="string">
            <text:p>Winton Farm West Prtshp, M &amp; E Land Group and S &amp; J Development LLC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LINDA B SCHUMACHER BROWN||MANDY A TOLSON||CLIFFORD M ULLMANN||GLENN M ULLMANN</text:p>
          </table:table-cell>
          <table:table-cell office:value-type="string">
            <text:p>B Schumacher Brown Linda, Mandy A Tolson, Clifford M Ullmann and Glenn M Ullmann</text:p>
          </table:table-cell>
          <table:table-cell office:value-type="string">
            <text:p>Linda B. Schumacher Brown, Mandy A. Tolson and Clifford M. and Glenn M. Ullmann</text:p>
          </table:table-cell>
          <table:table-cell table:number-columns-repeated="2"/>
        </table:table-row>
        <table:table-row table:style-name="ro1">
          <table:table-cell office:value-type="string">
            <text:p>LAURA J POIDOMANI||RONALD M POIDOMANI JR</text:p>
          </table:table-cell>
          <table:table-cell office:value-type="string">
            <text:p>Laura J Poidomani and Ronald M Poidomani Jr</text:p>
          </table:table-cell>
          <table:table-cell office:value-type="string">
            <text:p>Laura J. Poidomani and Ronald M. Poidomani Jr.</text:p>
          </table:table-cell>
          <table:table-cell table:number-columns-repeated="2"/>
        </table:table-row>
        <table:table-row table:style-name="ro1">
          <table:table-cell office:value-type="string">
            <text:p>DONNA BOWE TR||MARIA E RITTER PETRUSCHOW EST OF</text:p>
          </table:table-cell>
          <table:table-cell office:value-type="string">
            <text:p>Bowe Donna (Trust) and E Ritter Petruschow Maria (Estate)</text:p>
          </table:table-cell>
          <table:table-cell office:value-type="string">
            <text:p>Donna Bowe (trust) and Maria E Ritter Petruschow Est of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JOHN B OCARROLL||KAREN G OCARROLL</text:p>
          </table:table-cell>
          <table:table-cell office:value-type="string">
            <text:p>John B Ocarroll and Karen G Ocarroll</text:p>
          </table:table-cell>
          <table:table-cell office:value-type="string">
            <text:p>John B. and Karen G. Ocarroll</text:p>
          </table:table-cell>
          <table:table-cell table:number-columns-repeated="2"/>
        </table:table-row>
        <table:table-row table:style-name="ro1">
          <table:table-cell table:number-columns-repeated="3" office:value-type="string">
            <text:p>Ernest and Diane Garcia</text:p>
          </table:table-cell>
          <table:table-cell table:number-columns-repeated="2"/>
        </table:table-row>
        <table:table-row table:style-name="ro1">
          <table:table-cell office:value-type="string">
            <text:p>FED NATL MORTGAGE ASSOC</text:p>
          </table:table-cell>
          <table:table-cell office:value-type="string">
            <text:p>Fed Natl Mortgage Assoc</text:p>
          </table:table-cell>
          <table:table-cell office:value-type="string">
            <text:p>Fed National Mortgage Association</text:p>
          </table:table-cell>
          <table:table-cell table:number-columns-repeated="2"/>
        </table:table-row>
        <table:table-row table:style-name="ro1">
          <table:table-cell office:value-type="string">
            <text:p>R SCOTT SUMMERLIN||YVONNE J SUMMERLIN</text:p>
          </table:table-cell>
          <table:table-cell office:value-type="string">
            <text:p>Summerlin R Scott and Yvonne J Summerlin</text:p>
          </table:table-cell>
          <table:table-cell office:value-type="string">
            <text:p>R. Scott and Yvonne J. Summerli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orothy A Carolan</text:p>
          </table:table-cell>
          <table:table-cell office:value-type="string">
            <text:p>Dorothy A. Carolan</text:p>
          </table:table-cell>
          <table:table-cell table:number-columns-repeated="2"/>
        </table:table-row>
        <table:table-row table:style-name="ro1">
          <table:table-cell office:value-type="string">
            <text:p>NANCY A MCCARTHY</text:p>
          </table:table-cell>
          <table:table-cell office:value-type="string">
            <text:p>Nancy A McCarthy</text:p>
          </table:table-cell>
          <table:table-cell office:value-type="string">
            <text:p>Nancy A. McCarthy</text:p>
          </table:table-cell>
          <table:table-cell table:number-columns-repeated="2"/>
        </table:table-row>
        <table:table-row table:style-name="ro1">
          <table:table-cell office:value-type="string">
            <text:p>DAVID ANTHONY GERICS</text:p>
          </table:table-cell>
          <table:table-cell office:value-type="string">
            <text:p>Anthony Gerics David</text:p>
          </table:table-cell>
          <table:table-cell office:value-type="string">
            <text:p>David Anthony Gerics</text:p>
          </table:table-cell>
          <table:table-cell table:number-columns-repeated="2"/>
        </table:table-row>
        <table:table-row table:style-name="ro1">
          <table:table-cell office:value-type="string">
            <text:p>ALAIN DEVOS ET AL||CHRISTINA L DEVOS AKA||CHRISTINA L REY AKA||CHRISTINA L RAY||MORTGAGE ELECTRONIC REGISTRATION SYSTEMS INC||EVERBANK</text:p>
          </table:table-cell>
          <table:table-cell office:value-type="string">
            <text:p>Devos Alain (and Others), Christina L Devos, Christina L Rey, Christina L Ray, Mortgage Electronic Registration Systems Inc and Everbank</text:p>
          </table:table-cell>
          <table:table-cell office:value-type="string">
            <text:p>Alain Devos Et Al, Christina L. Devos and Christina L. Rey Aka, Christina L. Ray, Mortgage Electronic Registration Systems Inc. and Everbank</text:p>
          </table:table-cell>
          <table:table-cell table:number-columns-repeated="2"/>
        </table:table-row>
        <table:table-row table:style-name="ro1">
          <table:table-cell office:value-type="string">
            <text:p>CHRISTINE E MILLER||KONRAD KARL MILLER AKA||CONRAD KARL MILLER</text:p>
          </table:table-cell>
          <table:table-cell office:value-type="string">
            <text:p>Christine E Miller, Karl Miller Konrad and Karl Miller Conrad</text:p>
          </table:table-cell>
          <table:table-cell office:value-type="string">
            <text:p>Christine E. and Conrad Karl Miller and Konrad Karl Miller Aka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ENID GEARITY||WILBUR GEARITY</text:p>
          </table:table-cell>
          <table:table-cell office:value-type="string">
            <text:p>Gearity Enid and Gearity Wilbur</text:p>
          </table:table-cell>
          <table:table-cell office:value-type="string">
            <text:p>Enid and Wilbur Gearity</text:p>
          </table:table-cell>
          <table:table-cell table:number-columns-repeated="2"/>
        </table:table-row>
        <table:table-row table:style-name="ro1">
          <table:table-cell office:value-type="string">
            <text:p>ANGELO MARINO||RENEE M MARINO</text:p>
          </table:table-cell>
          <table:table-cell office:value-type="string">
            <text:p>Marino Angelo and Renee M Marino</text:p>
          </table:table-cell>
          <table:table-cell office:value-type="string">
            <text:p>Angelo and Renee M. Marino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LORI SHEEHAN FITZGERALD</text:p>
          </table:table-cell>
          <table:table-cell office:value-type="string">
            <text:p>Sheehan Fitzgerald Lori</text:p>
          </table:table-cell>
          <table:table-cell office:value-type="string">
            <text:p>Lori Sheehan Fitzgerald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PRUDENTIAL RESIDENTIAL SERVICES LTD PRTSHP</text:p>
          </table:table-cell>
          <table:table-cell office:value-type="string">
            <text:p>Prudential Residential Services Ltd Prtshp</text:p>
          </table:table-cell>
          <table:table-cell office:value-type="string">
            <text:p>Prudential Residential Services Ltd Prtshp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PETER J PADUANO||SUSAN C PADUANO</text:p>
          </table:table-cell>
          <table:table-cell office:value-type="string">
            <text:p>Peter J Paduano and Susan C Paduano</text:p>
          </table:table-cell>
          <table:table-cell office:value-type="string">
            <text:p>Peter J. and Susan C. Paduano</text:p>
          </table:table-cell>
          <table:table-cell table:number-columns-repeated="2"/>
        </table:table-row>
        <table:table-row table:style-name="ro1">
          <table:table-cell office:value-type="string">
            <text:p>PETER N GREENBERG||CONSUELO GREENBERG</text:p>
          </table:table-cell>
          <table:table-cell office:value-type="string">
            <text:p>Peter N Greenberg and Greenberg Consuelo</text:p>
          </table:table-cell>
          <table:table-cell office:value-type="string">
            <text:p>Peter N. and Consuelo Greenberg</text:p>
          </table:table-cell>
          <table:table-cell table:number-columns-repeated="2"/>
        </table:table-row>
        <table:table-row table:style-name="ro1">
          <table:table-cell office:value-type="string">
            <text:p>ROBERT A PECO</text:p>
          </table:table-cell>
          <table:table-cell office:value-type="string">
            <text:p>Robert A Peco</text:p>
          </table:table-cell>
          <table:table-cell office:value-type="string">
            <text:p>Robert A. Peco</text:p>
          </table:table-cell>
          <table:table-cell table:number-columns-repeated="2"/>
        </table:table-row>
        <table:table-row table:style-name="ro1">
          <table:table-cell office:value-type="string">
            <text:p>BARBARA A DELLI-BOVI||PATRICIA L DELLI-BOVI</text:p>
          </table:table-cell>
          <table:table-cell office:value-type="string">
            <text:p>Barbara A Delli-Bovi and Patricia L Delli-Bovi</text:p>
          </table:table-cell>
          <table:table-cell office:value-type="string">
            <text:p>Barbara A. Delli and Patricia L. Delli-Bovi</text:p>
          </table:table-cell>
          <table:table-cell table:number-columns-repeated="2"/>
        </table:table-row>
        <table:table-row table:style-name="ro1">
          <table:table-cell office:value-type="string">
            <text:p>S J GREENWOOD CO INC</text:p>
          </table:table-cell>
          <table:table-cell office:value-type="string">
            <text:p>S J Greenwood Co Inc</text:p>
          </table:table-cell>
          <table:table-cell office:value-type="string">
            <text:p>S J Greenwood Co. Inc.</text:p>
          </table:table-cell>
          <table:table-cell table:number-columns-repeated="2"/>
        </table:table-row>
        <table:table-row table:style-name="ro1">
          <table:table-cell office:value-type="string">
            <text:p>JANET M OLAH||ROBERT J OLAH</text:p>
          </table:table-cell>
          <table:table-cell office:value-type="string">
            <text:p>Janet M Olah and Robert J Olah</text:p>
          </table:table-cell>
          <table:table-cell office:value-type="string">
            <text:p>Janet M. and Robert J. Olah</text:p>
          </table:table-cell>
          <table:table-cell table:number-columns-repeated="2"/>
        </table:table-row>
        <table:table-row table:style-name="ro1">
          <table:table-cell office:value-type="string">
            <text:p>JUNE SUIB AKA||JUNE MURPHY SUIB ET AL||ARGENT MORTGAGE CO LLC</text:p>
          </table:table-cell>
          <table:table-cell office:value-type="string">
            <text:p>Also known as Suib June, Murphy Suib June (and Others) and Argent Mortgage Co Llc</text:p>
          </table:table-cell>
          <table:table-cell office:value-type="string">
            <text:p>June Suib Aka, June Murphy Suib Et Al and Argent Mortgage Co. LLC</text:p>
          </table:table-cell>
          <table:table-cell table:number-columns-repeated="2"/>
        </table:table-row>
        <table:table-row table:style-name="ro1">
          <table:table-cell office:value-type="string">
            <text:p>RICHARD T JOHNSON||TRICIA L JOHNSON</text:p>
          </table:table-cell>
          <table:table-cell office:value-type="string">
            <text:p>Richard T Johnson and Tricia L Johnson</text:p>
          </table:table-cell>
          <table:table-cell office:value-type="string">
            <text:p>Richard T. and Tricia L. Johnson</text:p>
          </table:table-cell>
          <table:table-cell table:number-columns-repeated="2"/>
        </table:table-row>
        <table:table-row table:style-name="ro1">
          <table:table-cell office:value-type="string">
            <text:p>HARRY S STRAUSS</text:p>
          </table:table-cell>
          <table:table-cell office:value-type="string">
            <text:p>Harry S Strauss</text:p>
          </table:table-cell>
          <table:table-cell office:value-type="string">
            <text:p>Harry S. Strauss</text:p>
          </table:table-cell>
          <table:table-cell table:number-columns-repeated="2"/>
        </table:table-row>
        <table:table-row table:style-name="ro1">
          <table:table-cell office:value-type="string">
            <text:p>JOHN E THIBDEAU</text:p>
          </table:table-cell>
          <table:table-cell office:value-type="string">
            <text:p>John E Thibdeau</text:p>
          </table:table-cell>
          <table:table-cell office:value-type="string">
            <text:p>John E. Thibdeau</text:p>
          </table:table-cell>
          <table:table-cell table:number-columns-repeated="2"/>
        </table:table-row>
        <table:table-row table:style-name="ro1">
          <table:table-cell office:value-type="string">
            <text:p>REGAN B YOUNGBERG||JACQUELINE E YOUNGBERG</text:p>
          </table:table-cell>
          <table:table-cell office:value-type="string">
            <text:p>Regan B Youngberg and Jacqueline E Youngberg</text:p>
          </table:table-cell>
          <table:table-cell office:value-type="string">
            <text:p>Regan B. and Jacqueline E. Youngberg</text:p>
          </table:table-cell>
          <table:table-cell table:number-columns-repeated="2"/>
        </table:table-row>
        <table:table-row table:style-name="ro1">
          <table:table-cell office:value-type="string">
            <text:p>HOWDEN BUILDERS INC</text:p>
          </table:table-cell>
          <table:table-cell office:value-type="string">
            <text:p>Howden Builders Inc</text:p>
          </table:table-cell>
          <table:table-cell office:value-type="string">
            <text:p>Howden Builders Inc.</text:p>
          </table:table-cell>
          <table:table-cell table:number-columns-repeated="2"/>
        </table:table-row>
        <table:table-row table:style-name="ro1">
          <table:table-cell office:value-type="string">
            <text:p>KIM WALLACE</text:p>
          </table:table-cell>
          <table:table-cell office:value-type="string">
            <text:p>Wallace Kim</text:p>
          </table:table-cell>
          <table:table-cell office:value-type="string">
            <text:p>Kim Wallace</text:p>
          </table:table-cell>
          <table:table-cell table:number-columns-repeated="2"/>
        </table:table-row>
        <table:table-row table:style-name="ro1">
          <table:table-cell office:value-type="string">
            <text:p>DEBRA M POE</text:p>
          </table:table-cell>
          <table:table-cell office:value-type="string">
            <text:p>Debra M Poe</text:p>
          </table:table-cell>
          <table:table-cell office:value-type="string">
            <text:p>Debra M. Poe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HENRY L GOLDSTEIN||CLARICE L GOLDSTEIN</text:p>
          </table:table-cell>
          <table:table-cell office:value-type="string">
            <text:p>Henry L Goldstein and Clarice L Goldstein</text:p>
          </table:table-cell>
          <table:table-cell office:value-type="string">
            <text:p>Henry L. and Clarice L. Goldstein</text:p>
          </table:table-cell>
          <table:table-cell table:number-columns-repeated="2"/>
        </table:table-row>
        <table:table-row table:style-name="ro1">
          <table:table-cell office:value-type="string">
            <text:p>JEAN M BOUTON</text:p>
          </table:table-cell>
          <table:table-cell office:value-type="string">
            <text:p>Jean M Bouton</text:p>
          </table:table-cell>
          <table:table-cell office:value-type="string">
            <text:p>Jean M. Bouto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JOSHUA TALLMAN</text:p>
          </table:table-cell>
          <table:table-cell office:value-type="string">
            <text:p>Tallman Joshua</text:p>
          </table:table-cell>
          <table:table-cell office:value-type="string">
            <text:p>Joshua Tallman</text:p>
          </table:table-cell>
          <table:table-cell table:number-columns-repeated="2"/>
        </table:table-row>
        <table:table-row table:style-name="ro1">
          <table:table-cell office:value-type="string">
            <text:p>ARTHUR L TORRENCE JR||JANE F TORRENCE</text:p>
          </table:table-cell>
          <table:table-cell office:value-type="string">
            <text:p>Arthur L Torrence Jr and Jane F Torrence</text:p>
          </table:table-cell>
          <table:table-cell office:value-type="string">
            <text:p>Arthur L. Torrence Jr. and Jane F. Torrence</text:p>
          </table:table-cell>
          <table:table-cell table:number-columns-repeated="2"/>
        </table:table-row>
        <table:table-row table:style-name="ro1">
          <table:table-cell office:value-type="string">
            <text:p>CHESTER J ANDREJCZYK||MARY ANDREJCZYK EST OF</text:p>
          </table:table-cell>
          <table:table-cell office:value-type="string">
            <text:p>Chester J Andrejczyk and Andrejczyk Mary (Estate)</text:p>
          </table:table-cell>
          <table:table-cell office:value-type="string">
            <text:p>Chester J. Andrejczyk and Mary Andrejczyk Est of</text:p>
          </table:table-cell>
          <table:table-cell table:number-columns-repeated="2"/>
        </table:table-row>
        <table:table-row table:style-name="ro1">
          <table:table-cell office:value-type="string">
            <text:p>M &amp; E LAND GROUP GEN PRTSHP||THOMAS J MAGUIRE GEN PRT</text:p>
          </table:table-cell>
          <table:table-cell office:value-type="string">
            <text:p>M &amp; E Land Group Gen Prtshp and J Maguire Gen Prt Thomas</text:p>
          </table:table-cell>
          <table:table-cell office:value-type="string">
            <text:p>M &amp; E Land Group Gen Prtshp and Thomas J. Maguire Gen Prt</text:p>
          </table:table-cell>
          <table:table-cell table:number-columns-repeated="2"/>
        </table:table-row>
        <table:table-row table:style-name="ro1">
          <table:table-cell office:value-type="string">
            <text:p>KEVIN L DUMAS SUCC TR||GRAHAM WAGENSEIL REVOCABLE TRUST OF 1996</text:p>
          </table:table-cell>
          <table:table-cell office:value-type="string">
            <text:p>Kevin L Dumas (Successor Trustee) and Graham Wagenseil Of 1996 (Revocable Trust)</text:p>
          </table:table-cell>
          <table:table-cell office:value-type="string">
            <text:p>Kevin L. Dumas Succ (trust) and Graham Wagenseil Revocable Trust of 1996</text:p>
          </table:table-cell>
          <table:table-cell table:number-columns-repeated="2"/>
        </table:table-row>
        <table:table-row table:style-name="ro1">
          <table:table-cell office:value-type="string">
            <text:p>TOLL CT II LTD PRTSHP||TOLL LAND CORP NO 20</text:p>
          </table:table-cell>
          <table:table-cell office:value-type="string">
            <text:p>Toll Ct Ltd Prtshp II and Toll Land Corp No 20</text:p>
          </table:table-cell>
          <table:table-cell office:value-type="string">
            <text:p>Toll Ct Ltd Prtshp II and Toll Land Corp. No 20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TILSON FINANCIAL LLC</text:p>
          </table:table-cell>
          <table:table-cell office:value-type="string">
            <text:p>Tilson Financial Llc</text:p>
          </table:table-cell>
          <table:table-cell office:value-type="string">
            <text:p>Tilson Financial LLC</text:p>
          </table:table-cell>
          <table:table-cell table:number-columns-repeated="2"/>
        </table:table-row>
        <table:table-row table:style-name="ro1">
          <table:table-cell office:value-type="string">
            <text:p>ROBERT H ALEX TR||VIRGINIA J ALEX TR||ALEX FAMILY LIVING TRUST</text:p>
          </table:table-cell>
          <table:table-cell office:value-type="string">
            <text:p>Robert H Alex (Trust), Virginia J Alex (Trust) and Alex (Family Living Trust)</text:p>
          </table:table-cell>
          <table:table-cell office:value-type="string">
            <text:p>Robert H. Alex (trust), Virginia J. Alex (trust) and Alex Family (living trust)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HEIDI G WINSLOW||LOUIS J CARBONE</text:p>
          </table:table-cell>
          <table:table-cell office:value-type="string">
            <text:p>Heidi G Winslow and Louis J Carbone</text:p>
          </table:table-cell>
          <table:table-cell office:value-type="string">
            <text:p>Heidi G. Winslow and Louis J. Carbone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ROBERT L BUCKMAN||CYNTHIA D BUCKMAN</text:p>
          </table:table-cell>
          <table:table-cell office:value-type="string">
            <text:p>Robert L Buckman and Cynthia D Buckman</text:p>
          </table:table-cell>
          <table:table-cell office:value-type="string">
            <text:p>Robert L. and Cynthia D. Buckman</text:p>
          </table:table-cell>
          <table:table-cell table:number-columns-repeated="2"/>
        </table:table-row>
        <table:table-row table:style-name="ro1">
          <table:table-cell office:value-type="string">
            <text:p>KATHRYN A TAUBERT</text:p>
          </table:table-cell>
          <table:table-cell office:value-type="string">
            <text:p>Kathryn A Taubert</text:p>
          </table:table-cell>
          <table:table-cell office:value-type="string">
            <text:p>Kathryn A. Taubert</text:p>
          </table:table-cell>
          <table:table-cell table:number-columns-repeated="2"/>
        </table:table-row>
        <table:table-row table:style-name="ro1">
          <table:table-cell office:value-type="string">
            <text:p>NICK &amp; GINO VONA MASON CONTRACTORS</text:p>
          </table:table-cell>
          <table:table-cell office:value-type="string">
            <text:p>Nick and Gino Vona Mason Contractors Nick</text:p>
          </table:table-cell>
          <table:table-cell office:value-type="string">
            <text:p>Nick &amp; Gino Vona Mason Contractors</text:p>
          </table:table-cell>
          <table:table-cell table:number-columns-repeated="2"/>
        </table:table-row>
        <table:table-row table:style-name="ro1">
          <table:table-cell office:value-type="string">
            <text:p>Q R E LLC||ROBIK GLANTZ BUILDERS LLC</text:p>
          </table:table-cell>
          <table:table-cell office:value-type="string">
            <text:p>Q R E Llc and Robik Glantz Builders Llc</text:p>
          </table:table-cell>
          <table:table-cell office:value-type="string">
            <text:p>Q R E LLC and Robik Glantz Builders LLC</text:p>
          </table:table-cell>
          <table:table-cell table:number-columns-repeated="2"/>
        </table:table-row>
        <table:table-row table:style-name="ro1">
          <table:table-cell office:value-type="string">
            <text:p>LISA M HINTZEN||WILLIAM K HINTZEN</text:p>
          </table:table-cell>
          <table:table-cell office:value-type="string">
            <text:p>Lisa M Hintzen and William K Hintzen</text:p>
          </table:table-cell>
          <table:table-cell office:value-type="string">
            <text:p>Lisa M. and William K. Hintze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AMY C HOLLIS||PAUL A HOLLIS</text:p>
          </table:table-cell>
          <table:table-cell office:value-type="string">
            <text:p>Amy C Hollis and Paul A Hollis</text:p>
          </table:table-cell>
          <table:table-cell office:value-type="string">
            <text:p>Amy C. and Paul A. Hollis</text:p>
          </table:table-cell>
          <table:table-cell table:number-columns-repeated="2"/>
        </table:table-row>
        <table:table-row table:style-name="ro1">
          <table:table-cell office:value-type="string">
            <text:p>MALCOLM D MACDONALD ET AL||DEBRA B MACDONALD||BANK OF AMERICA NA</text:p>
          </table:table-cell>
          <table:table-cell office:value-type="string">
            <text:p>Malcolm D Macdonald (and Others), Debra B Macdonald and Bank Of America Na</text:p>
          </table:table-cell>
          <table:table-cell office:value-type="string">
            <text:p>Malcolm D. MacDonald Et Al, Debra B. MacDonald and Bank of America NA</text:p>
          </table:table-cell>
          <table:table-cell table:number-columns-repeated="2"/>
        </table:table-row>
        <table:table-row table:style-name="ro1">
          <table:table-cell office:value-type="string">
            <text:p>PAUL E ALLEN||DOLORES S ALLEN</text:p>
          </table:table-cell>
          <table:table-cell office:value-type="string">
            <text:p>Paul E Allen and Dolores S Allen</text:p>
          </table:table-cell>
          <table:table-cell office:value-type="string">
            <text:p>Paul E. and Dolores S. Allen</text:p>
          </table:table-cell>
          <table:table-cell table:number-columns-repeated="2"/>
        </table:table-row>
        <table:table-row table:style-name="ro1">
          <table:table-cell office:value-type="string">
            <text:p>RANDY E WILLIS||MELISSA K WILLIS AKA||MELISSA G WILLIS</text:p>
          </table:table-cell>
          <table:table-cell office:value-type="string">
            <text:p>Randy E Willis, Melissa K Willis and Melissa G Willis</text:p>
          </table:table-cell>
          <table:table-cell office:value-type="string">
            <text:p>Randy E. and Melissa G. Willis and Melissa K. Willis Aka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ICHOLAS T ZENGOU||CLAIRE M ZENGOU</text:p>
          </table:table-cell>
          <table:table-cell office:value-type="string">
            <text:p>Nicholas T Zengou and Claire M Zengou</text:p>
          </table:table-cell>
          <table:table-cell office:value-type="string">
            <text:p>Nicholas T. and Claire M. Zengou</text:p>
          </table:table-cell>
          <table:table-cell table:number-columns-repeated="2"/>
        </table:table-row>
        <table:table-row table:style-name="ro1">
          <table:table-cell office:value-type="string">
            <text:p>POND VIEW ESTATES LLC</text:p>
          </table:table-cell>
          <table:table-cell office:value-type="string">
            <text:p>Pond View Estates Llc</text:p>
          </table:table-cell>
          <table:table-cell office:value-type="string">
            <text:p>Pond View Estates LLC</text:p>
          </table:table-cell>
          <table:table-cell table:number-columns-repeated="2"/>
        </table:table-row>
        <table:table-row table:style-name="ro1">
          <table:table-cell office:value-type="string">
            <text:p>KENNETH A WESLER||DEBORAH L WESLER</text:p>
          </table:table-cell>
          <table:table-cell office:value-type="string">
            <text:p>Kenneth A Wesler and Deborah L Wesler</text:p>
          </table:table-cell>
          <table:table-cell office:value-type="string">
            <text:p>Kenneth A. and Deborah L. Wesler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RICHARD J WRAGE||PATRICE R WRAGE</text:p>
          </table:table-cell>
          <table:table-cell office:value-type="string">
            <text:p>Richard J Wrage and Patrice R Wrage</text:p>
          </table:table-cell>
          <table:table-cell office:value-type="string">
            <text:p>Richard J. and Patrice R. Wrage</text:p>
          </table:table-cell>
          <table:table-cell table:number-columns-repeated="2"/>
        </table:table-row>
        <table:table-row table:style-name="ro1">
          <table:table-cell office:value-type="string">
            <text:p>ANTHONY BUZZANCA</text:p>
          </table:table-cell>
          <table:table-cell office:value-type="string">
            <text:p>Buzzanca Anthony</text:p>
          </table:table-cell>
          <table:table-cell office:value-type="string">
            <text:p>Anthony Buzzanca</text:p>
          </table:table-cell>
          <table:table-cell table:number-columns-repeated="2"/>
        </table:table-row>
        <table:table-row table:style-name="ro1">
          <table:table-cell office:value-type="string">
            <text:p>RICHARD L SCINTO JR</text:p>
          </table:table-cell>
          <table:table-cell office:value-type="string">
            <text:p>Richard L Scinto Jr</text:p>
          </table:table-cell>
          <table:table-cell office:value-type="string">
            <text:p>Richard L. Scinto Jr.</text:p>
          </table:table-cell>
          <table:table-cell table:number-columns-repeated="2"/>
        </table:table-row>
        <table:table-row table:style-name="ro1">
          <table:table-cell office:value-type="string">
            <text:p>Adrienne L Castagnola</text:p>
          </table:table-cell>
          <table:table-cell office:value-type="string">
            <text:p>Adrienne L Castagnola</text:p>
          </table:table-cell>
          <table:table-cell office:value-type="string">
            <text:p>Adrienne L. Castagnola</text:p>
          </table:table-cell>
          <table:table-cell table:number-columns-repeated="2"/>
        </table:table-row>
        <table:table-row table:style-name="ro1">
          <table:table-cell office:value-type="string">
            <text:p>SHARON M JOHNSTON</text:p>
          </table:table-cell>
          <table:table-cell office:value-type="string">
            <text:p>Sharon M Johnston</text:p>
          </table:table-cell>
          <table:table-cell office:value-type="string">
            <text:p>Sharon M. Johnsto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ANNETTE F VICKERY||DAVID A VICKERY</text:p>
          </table:table-cell>
          <table:table-cell office:value-type="string">
            <text:p>Annette F Vickery and David A Vickery</text:p>
          </table:table-cell>
          <table:table-cell office:value-type="string">
            <text:p>Annette F. and David A. Vickery</text:p>
          </table:table-cell>
          <table:table-cell table:number-columns-repeated="2"/>
        </table:table-row>
        <table:table-row table:style-name="ro1">
          <table:table-cell office:value-type="string">
            <text:p>CATHERINE STRAHAM TR||JOAN E LATHROP TR||JOAN E LATHROP REVOCABLE TRUST</text:p>
          </table:table-cell>
          <table:table-cell office:value-type="string">
            <text:p>Straham Catherine (Trust), Joan E Lathrop (Trust) and Joan E Lathrop (Revocable Trust)</text:p>
          </table:table-cell>
          <table:table-cell office:value-type="string">
            <text:p>Catherine Straham (trust), Joan E. Lathrop (trust) and Joan E. Lathrop Revocable Trust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JOEL T FAXON</text:p>
          </table:table-cell>
          <table:table-cell office:value-type="string">
            <text:p>Joel T Faxon</text:p>
          </table:table-cell>
          <table:table-cell office:value-type="string">
            <text:p>Joel T. Faxon</text:p>
          </table:table-cell>
          <table:table-cell table:number-columns-repeated="2"/>
        </table:table-row>
        <table:table-row table:style-name="ro1">
          <table:table-cell office:value-type="string">
            <text:p>JEANNE E TSCHANTZ</text:p>
          </table:table-cell>
          <table:table-cell office:value-type="string">
            <text:p>Jeanne E Tschantz</text:p>
          </table:table-cell>
          <table:table-cell office:value-type="string">
            <text:p>Jeanne E. Tschantz</text:p>
          </table:table-cell>
          <table:table-cell table:number-columns-repeated="2"/>
        </table:table-row>
        <table:table-row table:style-name="ro1">
          <table:table-cell office:value-type="string">
            <text:p>LEOBALDO PERDOMO||BEATRIZ PERDOMO</text:p>
          </table:table-cell>
          <table:table-cell office:value-type="string">
            <text:p>Perdomo Leobaldo and Perdomo Beatriz</text:p>
          </table:table-cell>
          <table:table-cell office:value-type="string">
            <text:p>Leobaldo and Beatriz Perdomo</text:p>
          </table:table-cell>
          <table:table-cell table:number-columns-repeated="2"/>
        </table:table-row>
        <table:table-row table:style-name="ro1">
          <table:table-cell office:value-type="string">
            <text:p>EFIE ANTONOPOULOS</text:p>
          </table:table-cell>
          <table:table-cell office:value-type="string">
            <text:p>Antonopoulos Efie</text:p>
          </table:table-cell>
          <table:table-cell office:value-type="string">
            <text:p>Efie Antonopoulos</text:p>
          </table:table-cell>
          <table:table-cell table:number-columns-repeated="2"/>
        </table:table-row>
        <table:table-row table:style-name="ro1">
          <table:table-cell office:value-type="string">
            <text:p>VICTORIA KLINGE RICHARDSON||TODD RICHARDSON</text:p>
          </table:table-cell>
          <table:table-cell office:value-type="string">
            <text:p>Klinge Richardson Victoria and Richardson Todd</text:p>
          </table:table-cell>
          <table:table-cell office:value-type="string">
            <text:p>Victoria Klinge and Todd Richardson</text:p>
          </table:table-cell>
          <table:table-cell table:number-columns-repeated="2"/>
        </table:table-row>
        <table:table-row table:style-name="ro1">
          <table:table-cell office:value-type="string">
            <text:p>ANTHONY J WALLACE||JENNIFER M WALLACE</text:p>
          </table:table-cell>
          <table:table-cell office:value-type="string">
            <text:p>Anthony J Wallace and Jennifer M Wallace</text:p>
          </table:table-cell>
          <table:table-cell office:value-type="string">
            <text:p>Anthony J. and Jennifer M. Wallace</text:p>
          </table:table-cell>
          <table:table-cell table:number-columns-repeated="2"/>
        </table:table-row>
        <table:table-row table:style-name="ro1">
          <table:table-cell office:value-type="string">
            <text:p>ANN L PASKO||LAWRENCE M PASKO</text:p>
          </table:table-cell>
          <table:table-cell office:value-type="string">
            <text:p>Ann L Pasko and Lawrence M Pasko</text:p>
          </table:table-cell>
          <table:table-cell office:value-type="string">
            <text:p>Ann L. and Lawrence M. Pasko</text:p>
          </table:table-cell>
          <table:table-cell table:number-columns-repeated="2"/>
        </table:table-row>
        <table:table-row table:style-name="ro1">
          <table:table-cell office:value-type="string">
            <text:p>DAVID J KLITTNICK</text:p>
          </table:table-cell>
          <table:table-cell office:value-type="string">
            <text:p>David J Klittnick</text:p>
          </table:table-cell>
          <table:table-cell office:value-type="string">
            <text:p>David J. Klittnick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IFTIKHAR ALI||SABEENA ALI</text:p>
          </table:table-cell>
          <table:table-cell office:value-type="string">
            <text:p>Ali Iftikhar and Ali Sabeena</text:p>
          </table:table-cell>
          <table:table-cell office:value-type="string">
            <text:p>Iftikhar and Sabeena Ali</text:p>
          </table:table-cell>
          <table:table-cell table:number-columns-repeated="2"/>
        </table:table-row>
        <table:table-row table:style-name="ro1">
          <table:table-cell office:value-type="string">
            <text:p>ALYSSA M RAFFAELE</text:p>
          </table:table-cell>
          <table:table-cell office:value-type="string">
            <text:p>Alyssa M Raffaele</text:p>
          </table:table-cell>
          <table:table-cell office:value-type="string">
            <text:p>Alyssa M. Raffaele</text:p>
          </table:table-cell>
          <table:table-cell table:number-columns-repeated="2"/>
        </table:table-row>
        <table:table-row table:style-name="ro1">
          <table:table-cell office:value-type="string">
            <text:p>DOMENIC A TRAMONTOZZI</text:p>
          </table:table-cell>
          <table:table-cell office:value-type="string">
            <text:p>Domenic A Tramontozzi</text:p>
          </table:table-cell>
          <table:table-cell office:value-type="string">
            <text:p>Domenic A. Tramontozzi</text:p>
          </table:table-cell>
          <table:table-cell table:number-columns-repeated="2"/>
        </table:table-row>
        <table:table-row table:style-name="ro1">
          <table:table-cell office:value-type="string">
            <text:p>RAFFIE ARYEH||ARSALAN NADERI</text:p>
          </table:table-cell>
          <table:table-cell office:value-type="string">
            <text:p>Aryeh Raffie and Naderi Arsalan</text:p>
          </table:table-cell>
          <table:table-cell office:value-type="string">
            <text:p>Raffie Aryeh and Arsalan Naderi</text:p>
          </table:table-cell>
          <table:table-cell table:number-columns-repeated="2"/>
        </table:table-row>
        <table:table-row table:style-name="ro1">
          <table:table-cell office:value-type="string">
            <text:p>TAMARA L HICKEY</text:p>
          </table:table-cell>
          <table:table-cell office:value-type="string">
            <text:p>Tamara L Hickey</text:p>
          </table:table-cell>
          <table:table-cell office:value-type="string">
            <text:p>Tamara L. Hickey</text:p>
          </table:table-cell>
          <table:table-cell table:number-columns-repeated="2"/>
        </table:table-row>
        <table:table-row table:style-name="ro1">
          <table:table-cell office:value-type="string">
            <text:p>DAVID M KOTOMSKI||DEBORAH A KOTOMSKI</text:p>
          </table:table-cell>
          <table:table-cell office:value-type="string">
            <text:p>David M Kotomski and Deborah A Kotomski</text:p>
          </table:table-cell>
          <table:table-cell office:value-type="string">
            <text:p>David M. and Deborah A. Kotomski</text:p>
          </table:table-cell>
          <table:table-cell table:number-columns-repeated="2"/>
        </table:table-row>
        <table:table-row table:style-name="ro1">
          <table:table-cell office:value-type="string">
            <text:p>JENNIFER D NYDELL||MICHAEL S NYDELL</text:p>
          </table:table-cell>
          <table:table-cell office:value-type="string">
            <text:p>Jennifer D Nydell and Michael S Nydell</text:p>
          </table:table-cell>
          <table:table-cell office:value-type="string">
            <text:p>Jennifer D. and Michael S. Nyde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JOSEPH H BALL</text:p>
          </table:table-cell>
          <table:table-cell office:value-type="string">
            <text:p>Joseph H Ball</text:p>
          </table:table-cell>
          <table:table-cell office:value-type="string">
            <text:p>Joseph H. Ball</text:p>
          </table:table-cell>
          <table:table-cell table:number-columns-repeated="2"/>
        </table:table-row>
        <table:table-row table:style-name="ro1">
          <table:table-cell office:value-type="string">
            <text:p>M &amp; E LAND GROUP GEN PRTSHP||THOMAS J MAGUIRE GEN PRT</text:p>
          </table:table-cell>
          <table:table-cell office:value-type="string">
            <text:p>M &amp; E Land Group Gen Prtshp and J Maguire Gen Prt Thomas</text:p>
          </table:table-cell>
          <table:table-cell office:value-type="string">
            <text:p>M &amp; E Land Group Gen Prtshp and Thomas J. Maguire Gen Prt</text:p>
          </table:table-cell>
          <table:table-cell table:number-columns-repeated="2"/>
        </table:table-row>
        <table:table-row table:style-name="ro1">
          <table:table-cell office:value-type="string">
            <text:p>JOSEPH H GRANT||AMY JO GRANT</text:p>
          </table:table-cell>
          <table:table-cell office:value-type="string">
            <text:p>Joseph H Grant and Jo Grant Amy</text:p>
          </table:table-cell>
          <table:table-cell office:value-type="string">
            <text:p>Joseph H. and Amy Jo Grant</text:p>
          </table:table-cell>
          <table:table-cell table:number-columns-repeated="2"/>
        </table:table-row>
        <table:table-row table:style-name="ro1">
          <table:table-cell office:value-type="string">
            <text:p>ANITA C HARRIS</text:p>
          </table:table-cell>
          <table:table-cell office:value-type="string">
            <text:p>Anita C Harris</text:p>
          </table:table-cell>
          <table:table-cell office:value-type="string">
            <text:p>Anita C. Harris</text:p>
          </table:table-cell>
          <table:table-cell table:number-columns-repeated="2"/>
        </table:table-row>
        <table:table-row table:style-name="ro1">
          <table:table-cell office:value-type="string">
            <text:p>DARLENE CRODEN</text:p>
          </table:table-cell>
          <table:table-cell office:value-type="string">
            <text:p>Croden Darlene</text:p>
          </table:table-cell>
          <table:table-cell office:value-type="string">
            <text:p>Darlene Croden</text:p>
          </table:table-cell>
          <table:table-cell table:number-columns-repeated="2"/>
        </table:table-row>
        <table:table-row table:style-name="ro1">
          <table:table-cell office:value-type="string">
            <text:p>DOUGLAS W SHERMAN||EDA H SHERMAN</text:p>
          </table:table-cell>
          <table:table-cell office:value-type="string">
            <text:p>Douglas W Sherman and Eda H Sherman</text:p>
          </table:table-cell>
          <table:table-cell office:value-type="string">
            <text:p>Douglas W. and Eda H. Sherman</text:p>
          </table:table-cell>
          <table:table-cell table:number-columns-repeated="2"/>
        </table:table-row>
        <table:table-row table:style-name="ro1">
          <table:table-cell office:value-type="string">
            <text:p>Joseph J Jacuzzi +</text:p>
          </table:table-cell>
          <table:table-cell office:value-type="string">
            <text:p>Joseph J Jacuzzi</text:p>
          </table:table-cell>
          <table:table-cell office:value-type="string">
            <text:p>Joseph J. Jacuzzi +</text:p>
          </table:table-cell>
          <table:table-cell table:number-columns-repeated="2"/>
        </table:table-row>
        <table:table-row table:style-name="ro1">
          <table:table-cell office:value-type="string">
            <text:p>DEREK FRIEDLANDER</text:p>
          </table:table-cell>
          <table:table-cell office:value-type="string">
            <text:p>Friedlander Derek</text:p>
          </table:table-cell>
          <table:table-cell office:value-type="string">
            <text:p>Derek Friedlander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KAREN E SMITH||MORRIS G SMITH III</text:p>
          </table:table-cell>
          <table:table-cell office:value-type="string">
            <text:p>Karen E Smith and Morris G Smith III</text:p>
          </table:table-cell>
          <table:table-cell office:value-type="string">
            <text:p>Karen E. Smith and Morris G. Smith III</text:p>
          </table:table-cell>
          <table:table-cell table:number-columns-repeated="2"/>
        </table:table-row>
        <table:table-row table:style-name="ro1">
          <table:table-cell office:value-type="string">
            <text:p>Eric S Sarner +</text:p>
          </table:table-cell>
          <table:table-cell office:value-type="string">
            <text:p>Eric S Sarner</text:p>
          </table:table-cell>
          <table:table-cell office:value-type="string">
            <text:p>Eric S. Sarner +</text:p>
          </table:table-cell>
          <table:table-cell table:number-columns-repeated="2"/>
        </table:table-row>
        <table:table-row table:style-name="ro1">
          <table:table-cell office:value-type="string">
            <text:p>R MATHISON CONSTRUCTION LLC</text:p>
          </table:table-cell>
          <table:table-cell office:value-type="string">
            <text:p>R Mathison Construction Llc</text:p>
          </table:table-cell>
          <table:table-cell office:value-type="string">
            <text:p>R Mathison Construction LLC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DODGINGTOWN VOLUNTEER FIRE CO NO 1 INC</text:p>
          </table:table-cell>
          <table:table-cell office:value-type="string">
            <text:p>Dodgingtown Volunteer Fire Co No 1 Inc</text:p>
          </table:table-cell>
          <table:table-cell office:value-type="string">
            <text:p>Dodgingtown Volunteer Fire Co. No 1 Inc.</text:p>
          </table:table-cell>
          <table:table-cell table:number-columns-repeated="2"/>
        </table:table-row>
        <table:table-row table:style-name="ro1">
          <table:table-cell office:value-type="string">
            <text:p>KAREN L MICHAEL</text:p>
          </table:table-cell>
          <table:table-cell office:value-type="string">
            <text:p>Karen L Michael</text:p>
          </table:table-cell>
          <table:table-cell office:value-type="string">
            <text:p>Karen L. Michael</text:p>
          </table:table-cell>
          <table:table-cell table:number-columns-repeated="2"/>
        </table:table-row>
        <table:table-row table:style-name="ro1">
          <table:table-cell office:value-type="string">
            <text:p>MARTHA A WAKELEY</text:p>
          </table:table-cell>
          <table:table-cell office:value-type="string">
            <text:p>Martha A Wakeley</text:p>
          </table:table-cell>
          <table:table-cell office:value-type="string">
            <text:p>Martha A. Wakeley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TOLL CT III LTD PRTSHP||TOLL LAND CORP NO 20 GEN PRT</text:p>
          </table:table-cell>
          <table:table-cell office:value-type="string">
            <text:p>Toll Ct Ltd Prtshp III and Toll Land Corp No 20 Gen Prt</text:p>
          </table:table-cell>
          <table:table-cell office:value-type="string">
            <text:p>Toll Ct Ltd Prtshp III and Toll Land Corp. No 20 Gen Prt</text:p>
          </table:table-cell>
          <table:table-cell table:number-columns-repeated="2"/>
        </table:table-row>
        <table:table-row table:style-name="ro1">
          <table:table-cell office:value-type="string">
            <text:p>MONACO PROPERTIES LTD AKA||MONACO PROPERTIES LIMITED LLC</text:p>
          </table:table-cell>
          <table:table-cell office:value-type="string">
            <text:p>Also known as Monaco Properties Ltd and Monaco Properties Limited Llc</text:p>
          </table:table-cell>
          <table:table-cell office:value-type="string">
            <text:p>Monaco Properties Ltd Aka and Monaco Properties Limited LLC</text:p>
          </table:table-cell>
          <table:table-cell table:number-columns-repeated="2"/>
        </table:table-row>
        <table:table-row table:style-name="ro1">
          <table:table-cell office:value-type="string">
            <text:p>VEERLE AUSLOOS||STEVE MARTINO</text:p>
          </table:table-cell>
          <table:table-cell office:value-type="string">
            <text:p>Ausloos Veerle and Martino Steve</text:p>
          </table:table-cell>
          <table:table-cell office:value-type="string">
            <text:p>Veerle Ausloos and Steve Martino</text:p>
          </table:table-cell>
          <table:table-cell table:number-columns-repeated="2"/>
        </table:table-row>
        <table:table-row table:style-name="ro1">
          <table:table-cell office:value-type="string">
            <text:p>DONALD J SUMPLE SR||MARY FRANCES L SUMPLE</text:p>
          </table:table-cell>
          <table:table-cell office:value-type="string">
            <text:p>Donald J Sumple Sr and Frances L Sumple Mary</text:p>
          </table:table-cell>
          <table:table-cell office:value-type="string">
            <text:p>Donald J. Sumple Sr. and Mary Frances L. Sumple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PATRICIA J ANZELLOTTI||RUDOLPH V ANZELLOTTI</text:p>
          </table:table-cell>
          <table:table-cell office:value-type="string">
            <text:p>Patricia J Anzellotti and Rudolph V Anzellotti</text:p>
          </table:table-cell>
          <table:table-cell office:value-type="string">
            <text:p>Patricia J. and Rudolph V. Anzellotti</text:p>
          </table:table-cell>
          <table:table-cell table:number-columns-repeated="2"/>
        </table:table-row>
        <table:table-row table:style-name="ro1">
          <table:table-cell office:value-type="string">
            <text:p>LASZLO SZANKA||ANDREA SZANKA</text:p>
          </table:table-cell>
          <table:table-cell office:value-type="string">
            <text:p>Szanka Laszlo and Szanka Andrea</text:p>
          </table:table-cell>
          <table:table-cell office:value-type="string">
            <text:p>Laszlo and Andrea Szanka</text:p>
          </table:table-cell>
          <table:table-cell table:number-columns-repeated="2"/>
        </table:table-row>
        <table:table-row table:style-name="ro1">
          <table:table-cell office:value-type="string">
            <text:p>LIAM HELLER</text:p>
          </table:table-cell>
          <table:table-cell office:value-type="string">
            <text:p>Heller Liam</text:p>
          </table:table-cell>
          <table:table-cell office:value-type="string">
            <text:p>Liam Heller</text:p>
          </table:table-cell>
          <table:table-cell table:number-columns-repeated="2"/>
        </table:table-row>
        <table:table-row table:style-name="ro1">
          <table:table-cell office:value-type="string">
            <text:p>KIMBERLY A TEAGUE||WARREN C TEAGUE</text:p>
          </table:table-cell>
          <table:table-cell office:value-type="string">
            <text:p>Kimberly A Teague and Warren C Teague</text:p>
          </table:table-cell>
          <table:table-cell office:value-type="string">
            <text:p>Kimberly A. and Warren C. Teague</text:p>
          </table:table-cell>
          <table:table-cell table:number-columns-repeated="2"/>
        </table:table-row>
        <table:table-row table:style-name="ro1">
          <table:table-cell office:value-type="string">
            <text:p>ANDREW N HERNANDEZ||DIANE C HERNANDEZ||STEVEN B PASHKOFF||CHRISTINE SQUIRES</text:p>
          </table:table-cell>
          <table:table-cell office:value-type="string">
            <text:p>Andrew N Hernandez, Diane C Hernandez, Steven B Pashkoff and Squires Christine</text:p>
          </table:table-cell>
          <table:table-cell office:value-type="string">
            <text:p>Andrew N. and Diane C. Hernandez, Steven B Pashkoff and Christine Squires</text:p>
          </table:table-cell>
          <table:table-cell table:number-columns-repeated="2"/>
        </table:table-row>
        <table:table-row table:style-name="ro1">
          <table:table-cell office:value-type="string">
            <text:p>SUNSET ACRES LLC</text:p>
          </table:table-cell>
          <table:table-cell office:value-type="string">
            <text:p>Sunset Acres Llc</text:p>
          </table:table-cell>
          <table:table-cell office:value-type="string">
            <text:p>Sunset Acres LLC</text:p>
          </table:table-cell>
          <table:table-cell table:number-columns-repeated="2"/>
        </table:table-row>
        <table:table-row table:style-name="ro1">
          <table:table-cell office:value-type="string">
            <text:p>WILSON DAVIDSON||MILAGROS DAVIDSON</text:p>
          </table:table-cell>
          <table:table-cell office:value-type="string">
            <text:p>Davidson Wilson and Davidson Milagros</text:p>
          </table:table-cell>
          <table:table-cell office:value-type="string">
            <text:p>Wilson and Milagros Davidson</text:p>
          </table:table-cell>
          <table:table-cell table:number-columns-repeated="2"/>
        </table:table-row>
        <table:table-row table:style-name="ro1">
          <table:table-cell office:value-type="string">
            <text:p>JOHN S SARANOTSKI||OLGA H SARANOTSKI</text:p>
          </table:table-cell>
          <table:table-cell office:value-type="string">
            <text:p>John S Saranotski and Olga H Saranotski</text:p>
          </table:table-cell>
          <table:table-cell office:value-type="string">
            <text:p>John S. and Olga H. Saranotski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KATHLEEN M KOVATCH</text:p>
          </table:table-cell>
          <table:table-cell office:value-type="string">
            <text:p>Kathleen M Kovatch</text:p>
          </table:table-cell>
          <table:table-cell office:value-type="string">
            <text:p>Kathleen M. Kovatch</text:p>
          </table:table-cell>
          <table:table-cell table:number-columns-repeated="2"/>
        </table:table-row>
        <table:table-row table:style-name="ro1">
          <table:table-cell office:value-type="string">
            <text:p>Dean Palmer +</text:p>
          </table:table-cell>
          <table:table-cell office:value-type="string">
            <text:p>Palmer Dean</text:p>
          </table:table-cell>
          <table:table-cell office:value-type="string">
            <text:p>Dean Palmer +</text:p>
          </table:table-cell>
          <table:table-cell table:number-columns-repeated="2"/>
        </table:table-row>
        <table:table-row table:style-name="ro1">
          <table:table-cell office:value-type="string">
            <text:p>OAK STREET DESIGN &amp; CONSTRUCTION INC</text:p>
          </table:table-cell>
          <table:table-cell office:value-type="string">
            <text:p>Oak Street Design &amp; Construction Inc</text:p>
          </table:table-cell>
          <table:table-cell office:value-type="string">
            <text:p>Oak Street Design &amp; Construction Inc.</text:p>
          </table:table-cell>
          <table:table-cell table:number-columns-repeated="2"/>
        </table:table-row>
        <table:table-row table:style-name="ro1">
          <table:table-cell office:value-type="string">
            <text:p>JAMES N MINER</text:p>
          </table:table-cell>
          <table:table-cell office:value-type="string">
            <text:p>James N Miner</text:p>
          </table:table-cell>
          <table:table-cell office:value-type="string">
            <text:p>James N. Miner</text:p>
          </table:table-cell>
          <table:table-cell table:number-columns-repeated="2"/>
        </table:table-row>
        <table:table-row table:style-name="ro1">
          <table:table-cell office:value-type="string">
            <text:p>DEBORAH A RODEL||THOMAS J RODEL</text:p>
          </table:table-cell>
          <table:table-cell office:value-type="string">
            <text:p>Deborah A Rodel and Thomas J Rodel</text:p>
          </table:table-cell>
          <table:table-cell office:value-type="string">
            <text:p>Deborah A. and Thomas J. Rodel</text:p>
          </table:table-cell>
          <table:table-cell table:number-columns-repeated="2"/>
        </table:table-row>
        <table:table-row table:style-name="ro1">
          <table:table-cell office:value-type="string">
            <text:p>Frederick and Lois Choi</text:p>
          </table:table-cell>
          <table:table-cell office:value-type="string">
            <text:p>Frederick and Lois Choi</text:p>
          </table:table-cell>
          <table:table-cell office:value-type="string">
            <text:p>Frederick and Lois Choi</text:p>
          </table:table-cell>
          <table:table-cell table:number-columns-repeated="2"/>
        </table:table-row>
        <table:table-row table:style-name="ro1">
          <table:table-cell office:value-type="string">
            <text:p>W F BROS LLC</text:p>
          </table:table-cell>
          <table:table-cell office:value-type="string">
            <text:p>W F Bros Llc</text:p>
          </table:table-cell>
          <table:table-cell office:value-type="string">
            <text:p>W F Bros. LLC</text:p>
          </table:table-cell>
          <table:table-cell table:number-columns-repeated="2"/>
        </table:table-row>
        <table:table-row table:style-name="ro1">
          <table:table-cell office:value-type="string">
            <text:p>LORRAINE M LINEHAN||WILLIAM J LINEHAN</text:p>
          </table:table-cell>
          <table:table-cell office:value-type="string">
            <text:p>Lorraine M Linehan and William J Linehan</text:p>
          </table:table-cell>
          <table:table-cell office:value-type="string">
            <text:p>Lorraine M. and William J. Linehan</text:p>
          </table:table-cell>
          <table:table-cell table:number-columns-repeated="2"/>
        </table:table-row>
        <table:table-row table:style-name="ro1">
          <table:table-cell office:value-type="string">
            <text:p>MCNULTY, RICHARD J MCNULTY, SUSAN WALKER</text:p>
          </table:table-cell>
          <table:table-cell office:value-type="string">
            <text:p>Richard J McNulty, Susan Walker McNulty</text:p>
          </table:table-cell>
          <table:table-cell office:value-type="string">
            <text:p>Richard J. McNulty, Susan Walker McNulty</text:p>
          </table:table-cell>
          <table:table-cell table:number-columns-repeated="2"/>
        </table:table-row>
        <table:table-row table:style-name="ro1">
          <table:table-cell office:value-type="string">
            <text:p>LIBERTY AT NEWTOWN LLC</text:p>
          </table:table-cell>
          <table:table-cell office:value-type="string">
            <text:p>Liberty At Newtown Llc</text:p>
          </table:table-cell>
          <table:table-cell office:value-type="string">
            <text:p>Liberty at Newtown LLC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ATALIE K COPELAND||NEIL D COPELAND</text:p>
          </table:table-cell>
          <table:table-cell office:value-type="string">
            <text:p>Natalie K Copeland and Neil D Copeland</text:p>
          </table:table-cell>
          <table:table-cell office:value-type="string">
            <text:p>Natalie K. and Neil D. Copeland</text:p>
          </table:table-cell>
          <table:table-cell table:number-columns-repeated="2"/>
        </table:table-row>
        <table:table-row table:style-name="ro1">
          <table:table-cell office:value-type="string">
            <text:p>JOHN A SPRUMELLO JR</text:p>
          </table:table-cell>
          <table:table-cell office:value-type="string">
            <text:p>John A Sprumello Jr</text:p>
          </table:table-cell>
          <table:table-cell office:value-type="string">
            <text:p>John A. Sprumello Jr.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ROBERT M FRATE||VALERIE ANNE FRATE</text:p>
          </table:table-cell>
          <table:table-cell office:value-type="string">
            <text:p>Robert M Frate and Anne Frate Valerie</text:p>
          </table:table-cell>
          <table:table-cell office:value-type="string">
            <text:p>Robert M. and Valerie Anne Frate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LAICHING SUN</text:p>
          </table:table-cell>
          <table:table-cell office:value-type="string">
            <text:p>Sun Laiching</text:p>
          </table:table-cell>
          <table:table-cell office:value-type="string">
            <text:p>Laiching Sun</text:p>
          </table:table-cell>
          <table:table-cell table:number-columns-repeated="2"/>
        </table:table-row>
        <table:table-row table:style-name="ro1">
          <table:table-cell office:value-type="string">
            <text:p>GAIL BAMBINO SCHOMBER</text:p>
          </table:table-cell>
          <table:table-cell office:value-type="string">
            <text:p>Bambino Schomber Gail</text:p>
          </table:table-cell>
          <table:table-cell office:value-type="string">
            <text:p>Gail Bambino Schomber</text:p>
          </table:table-cell>
          <table:table-cell table:number-columns-repeated="2"/>
        </table:table-row>
        <table:table-row table:style-name="ro1">
          <table:table-cell office:value-type="string">
            <text:p>ANDREW C HARRISON</text:p>
          </table:table-cell>
          <table:table-cell office:value-type="string">
            <text:p>Andrew C Harrison</text:p>
          </table:table-cell>
          <table:table-cell office:value-type="string">
            <text:p>Andrew C. Harrison</text:p>
          </table:table-cell>
          <table:table-cell table:number-columns-repeated="2"/>
        </table:table-row>
        <table:table-row table:style-name="ro1">
          <table:table-cell office:value-type="string">
            <text:p>LORI A KUCKY</text:p>
          </table:table-cell>
          <table:table-cell office:value-type="string">
            <text:p>Lori A Kucky</text:p>
          </table:table-cell>
          <table:table-cell office:value-type="string">
            <text:p>Lori A. Kucky</text:p>
          </table:table-cell>
          <table:table-cell table:number-columns-repeated="2"/>
        </table:table-row>
        <table:table-row table:style-name="ro1">
          <table:table-cell office:value-type="string">
            <text:p>RAYMOND O CRAVEN</text:p>
          </table:table-cell>
          <table:table-cell office:value-type="string">
            <text:p>Raymond O Craven</text:p>
          </table:table-cell>
          <table:table-cell office:value-type="string">
            <text:p>Raymond O. Craven</text:p>
          </table:table-cell>
          <table:table-cell table:number-columns-repeated="2"/>
        </table:table-row>
        <table:table-row table:style-name="ro1">
          <table:table-cell office:value-type="string">
            <text:p>DOROTHY B RESESKA</text:p>
          </table:table-cell>
          <table:table-cell office:value-type="string">
            <text:p>Dorothy B Reseska</text:p>
          </table:table-cell>
          <table:table-cell office:value-type="string">
            <text:p>Dorothy B. Reseska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ROBERT M GRIESSE||TINA L GRIESSE</text:p>
          </table:table-cell>
          <table:table-cell office:value-type="string">
            <text:p>Robert M Griesse and Tina L Griesse</text:p>
          </table:table-cell>
          <table:table-cell office:value-type="string">
            <text:p>Robert M. and Tina L. Griesse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WALNUT TREE DEVELOPERS INC</text:p>
          </table:table-cell>
          <table:table-cell office:value-type="string">
            <text:p>Walnut Tree Developers Inc</text:p>
          </table:table-cell>
          <table:table-cell office:value-type="string">
            <text:p>Walnut Tree Developers Inc.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BRIAN SZOR</text:p>
          </table:table-cell>
          <table:table-cell office:value-type="string">
            <text:p>Szor Brian</text:p>
          </table:table-cell>
          <table:table-cell office:value-type="string">
            <text:p>Brian Szor</text:p>
          </table:table-cell>
          <table:table-cell table:number-columns-repeated="2"/>
        </table:table-row>
        <table:table-row table:style-name="ro1">
          <table:table-cell office:value-type="string">
            <text:p>DANIEL RICKERMAN||STEPHANIE RICKERMAN</text:p>
          </table:table-cell>
          <table:table-cell office:value-type="string">
            <text:p>Rickerman Daniel and Rickerman Stephanie</text:p>
          </table:table-cell>
          <table:table-cell office:value-type="string">
            <text:p>Daniel and Stephanie Rickerma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THOMAS G BRADY||ALICE M BRADY</text:p>
          </table:table-cell>
          <table:table-cell office:value-type="string">
            <text:p>Thomas G Brady and Alice M Brady</text:p>
          </table:table-cell>
          <table:table-cell office:value-type="string">
            <text:p>Thomas G. and Alice M. Brady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JOHN DIMARCO</text:p>
          </table:table-cell>
          <table:table-cell office:value-type="string">
            <text:p>Dimarco John</text:p>
          </table:table-cell>
          <table:table-cell office:value-type="string">
            <text:p>John Dimarco</text:p>
          </table:table-cell>
          <table:table-cell table:number-columns-repeated="2"/>
        </table:table-row>
        <table:table-row table:style-name="ro1">
          <table:table-cell office:value-type="string">
            <text:p>JUDITH BELORIT</text:p>
          </table:table-cell>
          <table:table-cell office:value-type="string">
            <text:p>Belorit Judith</text:p>
          </table:table-cell>
          <table:table-cell office:value-type="string">
            <text:p>Judith Belorit</text:p>
          </table:table-cell>
          <table:table-cell table:number-columns-repeated="2"/>
        </table:table-row>
        <table:table-row table:style-name="ro1">
          <table:table-cell office:value-type="string">
            <text:p>KARL ERIC FRIEDRICH||MARGHERITA P FRIEDRICH</text:p>
          </table:table-cell>
          <table:table-cell office:value-type="string">
            <text:p>Eric Friedrich Karl and Margherita P Friedrich</text:p>
          </table:table-cell>
          <table:table-cell office:value-type="string">
            <text:p>Karl Eric and Margherita P. Friedrich</text:p>
          </table:table-cell>
          <table:table-cell table:number-columns-repeated="2"/>
        </table:table-row>
        <table:table-row table:style-name="ro1">
          <table:table-cell office:value-type="string">
            <text:p>TIMOTHY C STAN||JULIE TEMPLE STAN</text:p>
          </table:table-cell>
          <table:table-cell office:value-type="string">
            <text:p>Timothy C Stan and Temple Stan Julie</text:p>
          </table:table-cell>
          <table:table-cell office:value-type="string">
            <text:p>Timothy C. and Julie Temple Sta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PAULINE L GONCALVES||ALAN J GONCALVES</text:p>
          </table:table-cell>
          <table:table-cell office:value-type="string">
            <text:p>Pauline L Goncalves and Alan J Goncalves</text:p>
          </table:table-cell>
          <table:table-cell office:value-type="string">
            <text:p>Pauline L. and Alan J. Goncalves</text:p>
          </table:table-cell>
          <table:table-cell table:number-columns-repeated="2"/>
        </table:table-row>
        <table:table-row table:style-name="ro1">
          <table:table-cell office:value-type="string">
            <text:p>ROBERT T TINKLER||KARA A CONNELLY</text:p>
          </table:table-cell>
          <table:table-cell office:value-type="string">
            <text:p>Robert T Tinkler and Kara A Connelly</text:p>
          </table:table-cell>
          <table:table-cell office:value-type="string">
            <text:p>Robert T. Tinkler and Kara A. Connelly</text:p>
          </table:table-cell>
          <table:table-cell table:number-columns-repeated="2"/>
        </table:table-row>
        <table:table-row table:style-name="ro1">
          <table:table-cell office:value-type="string">
            <text:p>JEANNE K SMITH</text:p>
          </table:table-cell>
          <table:table-cell office:value-type="string">
            <text:p>Jeanne K Smith</text:p>
          </table:table-cell>
          <table:table-cell office:value-type="string">
            <text:p>Jeanne K. Smith</text:p>
          </table:table-cell>
          <table:table-cell table:number-columns-repeated="2"/>
        </table:table-row>
        <table:table-row table:style-name="ro1">
          <table:table-cell office:value-type="string">
            <text:p>MARY S MARINACCIO</text:p>
          </table:table-cell>
          <table:table-cell office:value-type="string">
            <text:p>Mary S Marinaccio</text:p>
          </table:table-cell>
          <table:table-cell office:value-type="string">
            <text:p>Mary S. Marinaccio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TIMOTHY J MORGAN||JACQUELINE A MORGAN</text:p>
          </table:table-cell>
          <table:table-cell office:value-type="string">
            <text:p>Timothy J Morgan and Jacqueline A Morgan</text:p>
          </table:table-cell>
          <table:table-cell office:value-type="string">
            <text:p>Timothy J. and Jacqueline A. Morgan</text:p>
          </table:table-cell>
          <table:table-cell table:number-columns-repeated="2"/>
        </table:table-row>
        <table:table-row table:style-name="ro1">
          <table:table-cell office:value-type="string">
            <text:p>THOMAS S KAUFMAN</text:p>
          </table:table-cell>
          <table:table-cell office:value-type="string">
            <text:p>Thomas S Kaufman</text:p>
          </table:table-cell>
          <table:table-cell office:value-type="string">
            <text:p>Thomas S. Kaufman</text:p>
          </table:table-cell>
          <table:table-cell table:number-columns-repeated="2"/>
        </table:table-row>
        <table:table-row table:style-name="ro1">
          <table:table-cell office:value-type="string">
            <text:p>JAMES MAKOWICKI</text:p>
          </table:table-cell>
          <table:table-cell office:value-type="string">
            <text:p>Makowicki James</text:p>
          </table:table-cell>
          <table:table-cell office:value-type="string">
            <text:p>James Makowicki</text:p>
          </table:table-cell>
          <table:table-cell table:number-columns-repeated="2"/>
        </table:table-row>
        <table:table-row table:style-name="ro1">
          <table:table-cell office:value-type="string">
            <text:p>PATRICK M MULLIGAN</text:p>
          </table:table-cell>
          <table:table-cell office:value-type="string">
            <text:p>Patrick M Mulligan</text:p>
          </table:table-cell>
          <table:table-cell office:value-type="string">
            <text:p>Patrick M. Mulligan</text:p>
          </table:table-cell>
          <table:table-cell table:number-columns-repeated="2"/>
        </table:table-row>
        <table:table-row table:style-name="ro1">
          <table:table-cell office:value-type="string">
            <text:p>FAR HORIZON BUILDERS LLC</text:p>
          </table:table-cell>
          <table:table-cell office:value-type="string">
            <text:p>Far Horizon Builders Llc</text:p>
          </table:table-cell>
          <table:table-cell office:value-type="string">
            <text:p>Far Horizon Builders LLC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ERIC SJOBLOM</text:p>
          </table:table-cell>
          <table:table-cell office:value-type="string">
            <text:p>Sjoblom Eric</text:p>
          </table:table-cell>
          <table:table-cell office:value-type="string">
            <text:p>Eric Sjoblom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LISA K PECUNIA||GUSTAVE C PECUNIA</text:p>
          </table:table-cell>
          <table:table-cell office:value-type="string">
            <text:p>Lisa K Pecunia and Gustave C Pecunia</text:p>
          </table:table-cell>
          <table:table-cell office:value-type="string">
            <text:p>Lisa K. and Gustave C. Pecunia</text:p>
          </table:table-cell>
          <table:table-cell table:number-columns-repeated="2"/>
        </table:table-row>
        <table:table-row table:style-name="ro1">
          <table:table-cell office:value-type="string">
            <text:p>SARJ PROPERTIES INC</text:p>
          </table:table-cell>
          <table:table-cell office:value-type="string">
            <text:p>Sarj Properties Inc</text:p>
          </table:table-cell>
          <table:table-cell office:value-type="string">
            <text:p>Sarj Properties Inc.</text:p>
          </table:table-cell>
          <table:table-cell table:number-columns-repeated="2"/>
        </table:table-row>
        <table:table-row table:style-name="ro1">
          <table:table-cell office:value-type="string">
            <text:p>FEDERAL NATL MORTGAGE ASSOC</text:p>
          </table:table-cell>
          <table:table-cell office:value-type="string">
            <text:p>Federal Natl Mortgage Assoc</text:p>
          </table:table-cell>
          <table:table-cell office:value-type="string">
            <text:p>Federal National Mortgage Associatio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Rita Power</text:p>
          </table:table-cell>
          <table:table-cell office:value-type="string">
            <text:p>Power Rita</text:p>
          </table:table-cell>
          <table:table-cell office:value-type="string">
            <text:p>Rita Power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PATRICIA A HUBBS</text:p>
          </table:table-cell>
          <table:table-cell office:value-type="string">
            <text:p>Patricia A Hubbs</text:p>
          </table:table-cell>
          <table:table-cell office:value-type="string">
            <text:p>Patricia A. Hubbs</text:p>
          </table:table-cell>
          <table:table-cell table:number-columns-repeated="2"/>
        </table:table-row>
        <table:table-row table:style-name="ro1">
          <table:table-cell office:value-type="string">
            <text:p>JAMES N MINER</text:p>
          </table:table-cell>
          <table:table-cell office:value-type="string">
            <text:p>James N Miner</text:p>
          </table:table-cell>
          <table:table-cell office:value-type="string">
            <text:p>James N. Miner</text:p>
          </table:table-cell>
          <table:table-cell table:number-columns-repeated="2"/>
        </table:table-row>
        <table:table-row table:style-name="ro1">
          <table:table-cell office:value-type="string">
            <text:p>JULIA L MORRISSEY</text:p>
          </table:table-cell>
          <table:table-cell office:value-type="string">
            <text:p>Julia L Morrissey</text:p>
          </table:table-cell>
          <table:table-cell office:value-type="string">
            <text:p>Julia L. Morrissey</text:p>
          </table:table-cell>
          <table:table-cell table:number-columns-repeated="2"/>
        </table:table-row>
        <table:table-row table:style-name="ro1">
          <table:table-cell office:value-type="string">
            <text:p>RICHARD P DEMBECK</text:p>
          </table:table-cell>
          <table:table-cell office:value-type="string">
            <text:p>Richard P Dembeck</text:p>
          </table:table-cell>
          <table:table-cell office:value-type="string">
            <text:p>Richard P. Dembeck</text:p>
          </table:table-cell>
          <table:table-cell table:number-columns-repeated="2"/>
        </table:table-row>
        <table:table-row table:style-name="ro1">
          <table:table-cell office:value-type="string">
            <text:p>CHRISTOFORO SCHIANO</text:p>
          </table:table-cell>
          <table:table-cell office:value-type="string">
            <text:p>Schiano Christoforo</text:p>
          </table:table-cell>
          <table:table-cell office:value-type="string">
            <text:p>Christoforo Schiano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JOSEPH MORAN||PATRICIA SWAIN</text:p>
          </table:table-cell>
          <table:table-cell office:value-type="string">
            <text:p>Moran Joseph and Patricia Swain</text:p>
          </table:table-cell>
          <table:table-cell office:value-type="string">
            <text:p>Joseph Moran and Patricia Swain</text:p>
          </table:table-cell>
          <table:table-cell table:number-columns-repeated="2"/>
        </table:table-row>
        <table:table-row table:style-name="ro1">
          <table:table-cell office:value-type="string">
            <text:p>A L AMANTE</text:p>
          </table:table-cell>
          <table:table-cell office:value-type="string">
            <text:p>A L Amante</text:p>
          </table:table-cell>
          <table:table-cell office:value-type="string">
            <text:p>A. L. Amante</text:p>
          </table:table-cell>
          <table:table-cell table:number-columns-repeated="2"/>
        </table:table-row>
        <table:table-row table:style-name="ro1">
          <table:table-cell office:value-type="string">
            <text:p>JONATHAN SCOTT BUZAID||LAURA KIELY BUZAID</text:p>
          </table:table-cell>
          <table:table-cell office:value-type="string">
            <text:p>Scott Buzaid Jonathan and Kiely Buzaid Laura</text:p>
          </table:table-cell>
          <table:table-cell office:value-type="string">
            <text:p>Jonathan Scott and Laura Kiely Buzaid</text:p>
          </table:table-cell>
          <table:table-cell table:number-columns-repeated="2"/>
        </table:table-row>
        <table:table-row table:style-name="ro1">
          <table:table-cell office:value-type="string">
            <text:p>EVELINE VICARS-HARRIS||MICHAEL VICARS-HARRIS</text:p>
          </table:table-cell>
          <table:table-cell office:value-type="string">
            <text:p>Vicars-Harris Eveline and Vicars-Harris Michael</text:p>
          </table:table-cell>
          <table:table-cell office:value-type="string">
            <text:p>Eveline Vicars and Michael Vicars-Harris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JAMES R DALY JR</text:p>
          </table:table-cell>
          <table:table-cell office:value-type="string">
            <text:p>James R Daly Jr</text:p>
          </table:table-cell>
          <table:table-cell office:value-type="string">
            <text:p>James R. Daly Jr.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WILLIAM ROY</text:p>
          </table:table-cell>
          <table:table-cell office:value-type="string">
            <text:p>Roy William</text:p>
          </table:table-cell>
          <table:table-cell office:value-type="string">
            <text:p>William Roy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CHARTER RESIDENTIAL DEVELOPMENT LLC</text:p>
          </table:table-cell>
          <table:table-cell office:value-type="string">
            <text:p>Charter Residential Development Llc</text:p>
          </table:table-cell>
          <table:table-cell office:value-type="string">
            <text:p>Charter Residential Development LLC</text:p>
          </table:table-cell>
          <table:table-cell table:number-columns-repeated="2"/>
        </table:table-row>
        <table:table-row table:style-name="ro1">
          <table:table-cell office:value-type="string">
            <text:p>CHRISTIAN B RAGOT||SUSAN DEMING</text:p>
          </table:table-cell>
          <table:table-cell office:value-type="string">
            <text:p>Christian B Ragot and Deming Susan</text:p>
          </table:table-cell>
          <table:table-cell office:value-type="string">
            <text:p>Christian B. Ragot and Susan Deming</text:p>
          </table:table-cell>
          <table:table-cell table:number-columns-repeated="2"/>
        </table:table-row>
        <table:table-row table:style-name="ro1">
          <table:table-cell office:value-type="string">
            <text:p>DAVID O STENDAHL||KYMBERLY A STENDAHL</text:p>
          </table:table-cell>
          <table:table-cell office:value-type="string">
            <text:p>David O Stendahl and Kymberly A Stendahl</text:p>
          </table:table-cell>
          <table:table-cell office:value-type="string">
            <text:p>David O. and Kymberly A. Stendah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WILLIAM F SUGHRUE||ROSEMARIE L SUGHRUE</text:p>
          </table:table-cell>
          <table:table-cell office:value-type="string">
            <text:p>William F Sughrue and Rosemarie L Sughrue</text:p>
          </table:table-cell>
          <table:table-cell office:value-type="string">
            <text:p>William F. and Rosemarie L. Sughrue</text:p>
          </table:table-cell>
          <table:table-cell table:number-columns-repeated="2"/>
        </table:table-row>
        <table:table-row table:style-name="ro1">
          <table:table-cell office:value-type="string">
            <text:p>ELIZABETH STAPLES EST OF</text:p>
          </table:table-cell>
          <table:table-cell office:value-type="string">
            <text:p>Staples Elizabeth (Estate)</text:p>
          </table:table-cell>
          <table:table-cell office:value-type="string">
            <text:p>Elizabeth Staples Est of</text:p>
          </table:table-cell>
          <table:table-cell table:number-columns-repeated="2"/>
        </table:table-row>
        <table:table-row table:style-name="ro1">
          <table:table-cell office:value-type="string">
            <text:p>DONALD D SINGER||JUDITH B SINGER</text:p>
          </table:table-cell>
          <table:table-cell office:value-type="string">
            <text:p>Donald D Singer and Judith B Singer</text:p>
          </table:table-cell>
          <table:table-cell office:value-type="string">
            <text:p>Donald D. and Judith B. Singer</text:p>
          </table:table-cell>
          <table:table-cell table:number-columns-repeated="2"/>
        </table:table-row>
        <table:table-row table:style-name="ro1">
          <table:table-cell office:value-type="string">
            <text:p>JENNIFER L FREED||DREW M ROCKY</text:p>
          </table:table-cell>
          <table:table-cell office:value-type="string">
            <text:p>Jennifer L Freed and Drew M Rocky</text:p>
          </table:table-cell>
          <table:table-cell office:value-type="string">
            <text:p>Jennifer L. Freed and Drew M. Rocky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PETER J HILL||SUSAN C HILL</text:p>
          </table:table-cell>
          <table:table-cell office:value-type="string">
            <text:p>Peter J Hill and Susan C Hill</text:p>
          </table:table-cell>
          <table:table-cell office:value-type="string">
            <text:p>Peter J. and Susan C. Hill</text:p>
          </table:table-cell>
          <table:table-cell table:number-columns-repeated="2"/>
        </table:table-row>
        <table:table-row table:style-name="ro1">
          <table:table-cell office:value-type="string">
            <text:p>GURI DAUTI</text:p>
          </table:table-cell>
          <table:table-cell office:value-type="string">
            <text:p>Dauti Guri</text:p>
          </table:table-cell>
          <table:table-cell office:value-type="string">
            <text:p>Guri Dauti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SHEILA SHANAHAN</text:p>
          </table:table-cell>
          <table:table-cell office:value-type="string">
            <text:p>Shanahan Sheila</text:p>
          </table:table-cell>
          <table:table-cell office:value-type="string">
            <text:p>Sheila Shanahan</text:p>
          </table:table-cell>
          <table:table-cell table:number-columns-repeated="2"/>
        </table:table-row>
        <table:table-row table:style-name="ro1">
          <table:table-cell office:value-type="string">
            <text:p>ALLEN L WESTPHAL GST MARITAL TRUST||FLEET NATL BK CO TR||PEGGY A WESTPHAL CO TR||MARTIN WOLMAN CO TR</text:p>
          </table:table-cell>
          <table:table-cell office:value-type="string">
            <text:p>Allen L Westphal Gst (Marital Trust), Peggy A Westphal Co (Trust) (Trust) and Martin Wolman Co</text:p>
          </table:table-cell>
          <table:table-cell office:value-type="string">
            <text:p>Allen L. Westphal Gst Marital (trust), Fleet National Bank Co. (trust), Peggy A. Westphal Co. (trust) and Martin Wolman Co. (trust)</text:p>
          </table:table-cell>
          <table:table-cell table:number-columns-repeated="2"/>
        </table:table-row>
        <table:table-row table:style-name="ro1">
          <table:table-cell office:value-type="string">
            <text:p>LOUISA FENNELL</text:p>
          </table:table-cell>
          <table:table-cell office:value-type="string">
            <text:p>Fennell Louisa</text:p>
          </table:table-cell>
          <table:table-cell office:value-type="string">
            <text:p>Louisa Fennell</text:p>
          </table:table-cell>
          <table:table-cell table:number-columns-repeated="2"/>
        </table:table-row>
        <table:table-row table:style-name="ro1">
          <table:table-cell office:value-type="string">
            <text:p>FREDERICK P TANNER JR 1998 REVOCABLE LIVING TRUST||DAVID TUCKER TR</text:p>
          </table:table-cell>
          <table:table-cell office:value-type="string">
            <text:p>Frederick P Tanner 1998 Jr (Revocable Living Trust) and Tucker David (Trust)</text:p>
          </table:table-cell>
          <table:table-cell office:value-type="string">
            <text:p>Frederick P. Tanner 1998 Jr. (revocable living trust) and David Tucker (trust)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ROBERT R WEINER</text:p>
          </table:table-cell>
          <table:table-cell office:value-type="string">
            <text:p>Robert R Weiner</text:p>
          </table:table-cell>
          <table:table-cell office:value-type="string">
            <text:p>Robert R. Weiner</text:p>
          </table:table-cell>
          <table:table-cell table:number-columns-repeated="2"/>
        </table:table-row>
        <table:table-row table:style-name="ro1">
          <table:table-cell office:value-type="string">
            <text:p>SIRVA RELOCATION LLC</text:p>
          </table:table-cell>
          <table:table-cell office:value-type="string">
            <text:p>Sirva Relocation Llc</text:p>
          </table:table-cell>
          <table:table-cell office:value-type="string">
            <text:p>Sirva Relocation LLC</text:p>
          </table:table-cell>
          <table:table-cell table:number-columns-repeated="2"/>
        </table:table-row>
        <table:table-row table:style-name="ro1">
          <table:table-cell office:value-type="string">
            <text:p>S &amp; J DEVELOPMENT LLC</text:p>
          </table:table-cell>
          <table:table-cell office:value-type="string">
            <text:p>S &amp; J Development Llc</text:p>
          </table:table-cell>
          <table:table-cell office:value-type="string">
            <text:p>S &amp; J Development LLC</text:p>
          </table:table-cell>
          <table:table-cell table:number-columns-repeated="2"/>
        </table:table-row>
        <table:table-row table:style-name="ro1">
          <table:table-cell office:value-type="string">
            <text:p>BARBARA POELTL</text:p>
          </table:table-cell>
          <table:table-cell office:value-type="string">
            <text:p>Poeltl Barbara</text:p>
          </table:table-cell>
          <table:table-cell office:value-type="string">
            <text:p>Barbara Poeltl</text:p>
          </table:table-cell>
          <table:table-cell table:number-columns-repeated="2"/>
        </table:table-row>
        <table:table-row table:style-name="ro1">
          <table:table-cell office:value-type="string">
            <text:p>AUDREY E GOLDBERG||MARC S GOLDBERG</text:p>
          </table:table-cell>
          <table:table-cell office:value-type="string">
            <text:p>Audrey E Goldberg and Marc S Goldberg</text:p>
          </table:table-cell>
          <table:table-cell office:value-type="string">
            <text:p>Audrey E. and Marc S. Goldberg</text:p>
          </table:table-cell>
          <table:table-cell table:number-columns-repeated="2"/>
        </table:table-row>
        <table:table-row table:style-name="ro1">
          <table:table-cell office:value-type="string">
            <text:p>THOMAS E BRUCCOLERI||BOHDANA L BRUCCOLERI</text:p>
          </table:table-cell>
          <table:table-cell office:value-type="string">
            <text:p>Thomas E Bruccoleri and Bohdana L Bruccoleri</text:p>
          </table:table-cell>
          <table:table-cell office:value-type="string">
            <text:p>Thomas E. and Bohdana L. Bruccoleri</text:p>
          </table:table-cell>
          <table:table-cell table:number-columns-repeated="2"/>
        </table:table-row>
        <table:table-row table:style-name="ro1">
          <table:table-cell office:value-type="string">
            <text:p>LOUIS D SCLAFANI</text:p>
          </table:table-cell>
          <table:table-cell office:value-type="string">
            <text:p>Louis D Sclafani</text:p>
          </table:table-cell>
          <table:table-cell office:value-type="string">
            <text:p>Louis D. Sclafani</text:p>
          </table:table-cell>
          <table:table-cell table:number-columns-repeated="2"/>
        </table:table-row>
        <table:table-row table:style-name="ro1">
          <table:table-cell office:value-type="string">
            <text:p>DANIEL S GIBBS||SUSAN M GIBBS</text:p>
          </table:table-cell>
          <table:table-cell office:value-type="string">
            <text:p>Daniel S Gibbs and Susan M Gibbs</text:p>
          </table:table-cell>
          <table:table-cell office:value-type="string">
            <text:p>Daniel S. and Susan M. Gibbs</text:p>
          </table:table-cell>
          <table:table-cell table:number-columns-repeated="2"/>
        </table:table-row>
        <table:table-row table:style-name="ro1">
          <table:table-cell office:value-type="string">
            <text:p>ROBERT TENDLER||DEBRA TENDLER</text:p>
          </table:table-cell>
          <table:table-cell office:value-type="string">
            <text:p>Tendler Robert and Tendler Debra</text:p>
          </table:table-cell>
          <table:table-cell office:value-type="string">
            <text:p>Robert and Debra Tendler</text:p>
          </table:table-cell>
          <table:table-cell table:number-columns-repeated="2"/>
        </table:table-row>
        <table:table-row table:style-name="ro1">
          <table:table-cell office:value-type="string">
            <text:p>JOHN M EVANS||DOROTHY M EVANS</text:p>
          </table:table-cell>
          <table:table-cell office:value-type="string">
            <text:p>John M Evans and Dorothy M Evans</text:p>
          </table:table-cell>
          <table:table-cell office:value-type="string">
            <text:p>John M. and Dorothy M. Evans</text:p>
          </table:table-cell>
          <table:table-cell table:number-columns-repeated="2"/>
        </table:table-row>
        <table:table-row table:style-name="ro1">
          <table:table-cell office:value-type="string">
            <text:p>DOROTHY ZANZAL FKA||DOROTHY D CAMPBELL</text:p>
          </table:table-cell>
          <table:table-cell office:value-type="string">
            <text:p>Formerly Known As Zanzal Dorothy and Dorothy D Campbell</text:p>
          </table:table-cell>
          <table:table-cell office:value-type="string">
            <text:p>Dorothy Zanzal Fka and Dorothy D. Campbell</text:p>
          </table:table-cell>
          <table:table-cell table:number-columns-repeated="2"/>
        </table:table-row>
        <table:table-row table:style-name="ro1">
          <table:table-cell office:value-type="string">
            <text:p>SUSAN M LUDWIG</text:p>
          </table:table-cell>
          <table:table-cell office:value-type="string">
            <text:p>Susan M Ludwig</text:p>
          </table:table-cell>
          <table:table-cell office:value-type="string">
            <text:p>Susan M. Ludwig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CURTIS S FITCHETT</text:p>
          </table:table-cell>
          <table:table-cell office:value-type="string">
            <text:p>Curtis S Fitchett</text:p>
          </table:table-cell>
          <table:table-cell office:value-type="string">
            <text:p>Curtis S. Fitchett</text:p>
          </table:table-cell>
          <table:table-cell table:number-columns-repeated="2"/>
        </table:table-row>
        <table:table-row table:style-name="ro1">
          <table:table-cell office:value-type="string">
            <text:p>RICHARD C ROCKWELL||MILDRED S ROCKWELL</text:p>
          </table:table-cell>
          <table:table-cell office:value-type="string">
            <text:p>Richard C Rockwell and Mildred S Rockwell</text:p>
          </table:table-cell>
          <table:table-cell office:value-type="string">
            <text:p>Richard C. and Mildred S. Rockwe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THOMAS W LAHEY||MARILYN J TOWNSEND</text:p>
          </table:table-cell>
          <table:table-cell office:value-type="string">
            <text:p>Thomas W Lahey and Marilyn J Townsend</text:p>
          </table:table-cell>
          <table:table-cell office:value-type="string">
            <text:p>Thomas W. Lahey and Marilyn J. Townsend</text:p>
          </table:table-cell>
          <table:table-cell table:number-columns-repeated="2"/>
        </table:table-row>
        <table:table-row table:style-name="ro1">
          <table:table-cell office:value-type="string">
            <text:p>CHRISTOPHER C SULLIVAN||LUCY E SULLIVAN</text:p>
          </table:table-cell>
          <table:table-cell office:value-type="string">
            <text:p>Christopher C Sullivan and Lucy E Sullivan</text:p>
          </table:table-cell>
          <table:table-cell office:value-type="string">
            <text:p>Christopher C. and Lucy E. Sulliva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MARK KLIMM||KRISTINE S MAURO</text:p>
          </table:table-cell>
          <table:table-cell office:value-type="string">
            <text:p>Klimm Mark and Kristine S Mauro</text:p>
          </table:table-cell>
          <table:table-cell office:value-type="string">
            <text:p>Mark Klimm and Kristine S. Mauro</text:p>
          </table:table-cell>
          <table:table-cell table:number-columns-repeated="2"/>
        </table:table-row>
        <table:table-row table:style-name="ro1">
          <table:table-cell office:value-type="string">
            <text:p>A C T BUILDERS INC</text:p>
          </table:table-cell>
          <table:table-cell office:value-type="string">
            <text:p>A C T Builders Inc</text:p>
          </table:table-cell>
          <table:table-cell office:value-type="string">
            <text:p>a C T Builders Inc.</text:p>
          </table:table-cell>
          <table:table-cell table:number-columns-repeated="2"/>
        </table:table-row>
        <table:table-row table:style-name="ro1">
          <table:table-cell office:value-type="string">
            <text:p>REMO F GIORDANO II||PHYLLIS A GIORDANO</text:p>
          </table:table-cell>
          <table:table-cell office:value-type="string">
            <text:p>Remo F Giordano II and Phyllis A Giordano</text:p>
          </table:table-cell>
          <table:table-cell office:value-type="string">
            <text:p>Remo F. Giordano II and Phyllis A. Giordano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GARY ELLIS JOHNSON</text:p>
          </table:table-cell>
          <table:table-cell table:number-columns-repeated="2" office:value-type="string">
            <text:p>Gary Ellis Johnson</text:p>
          </table:table-cell>
          <table:table-cell table:number-columns-repeated="2"/>
        </table:table-row>
        <table:table-row table:style-name="ro1">
          <table:table-cell office:value-type="string">
            <text:p>DAVID J ROBERTS||JENNY ROBERTS</text:p>
          </table:table-cell>
          <table:table-cell office:value-type="string">
            <text:p>David J Roberts and Roberts Jenny</text:p>
          </table:table-cell>
          <table:table-cell office:value-type="string">
            <text:p>David J. and Jenny Roberts</text:p>
          </table:table-cell>
          <table:table-cell table:number-columns-repeated="2"/>
        </table:table-row>
        <table:table-row table:style-name="ro1">
          <table:table-cell office:value-type="string">
            <text:p>REBECCA L DONALD</text:p>
          </table:table-cell>
          <table:table-cell office:value-type="string">
            <text:p>Rebecca L Donald</text:p>
          </table:table-cell>
          <table:table-cell office:value-type="string">
            <text:p>Rebecca L. Donald</text:p>
          </table:table-cell>
          <table:table-cell table:number-columns-repeated="2"/>
        </table:table-row>
        <table:table-row table:style-name="ro1">
          <table:table-cell office:value-type="string">
            <text:p>ZINI CONSTRUCTION LLC</text:p>
          </table:table-cell>
          <table:table-cell office:value-type="string">
            <text:p>Zini Construction Llc</text:p>
          </table:table-cell>
          <table:table-cell office:value-type="string">
            <text:p>Zini Construction LLC</text:p>
          </table:table-cell>
          <table:table-cell table:number-columns-repeated="2"/>
        </table:table-row>
        <table:table-row table:style-name="ro1">
          <table:table-cell office:value-type="string">
            <text:p>W F BROS LLC</text:p>
          </table:table-cell>
          <table:table-cell office:value-type="string">
            <text:p>W F Bros Llc</text:p>
          </table:table-cell>
          <table:table-cell office:value-type="string">
            <text:p>W F Bros. LLC</text:p>
          </table:table-cell>
          <table:table-cell table:number-columns-repeated="2"/>
        </table:table-row>
        <table:table-row table:style-name="ro1">
          <table:table-cell office:value-type="string">
            <text:p>ROBERT A COSTA||MARLENE E PAYNE-COSTA</text:p>
          </table:table-cell>
          <table:table-cell office:value-type="string">
            <text:p>Robert A Costa and Marlene E Payne-Costa</text:p>
          </table:table-cell>
          <table:table-cell office:value-type="string">
            <text:p>Robert A. Costa and Marlene E. Payne-Cost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Thomas F Reynolds</text:p>
          </table:table-cell>
          <table:table-cell office:value-type="string">
            <text:p>Thomas F. Reynolds</text:p>
          </table:table-cell>
          <table:table-cell table:number-columns-repeated="2"/>
        </table:table-row>
        <table:table-row table:style-name="ro1">
          <table:table-cell office:value-type="string">
            <text:p>NEIL CURRIE||JEFFREY JOHN PASTORE||WENDY ELIZABETH PASTORE</text:p>
          </table:table-cell>
          <table:table-cell office:value-type="string">
            <text:p>Currie Neil, John Pastore Jeffrey and Elizabeth Pastore Wendy</text:p>
          </table:table-cell>
          <table:table-cell office:value-type="string">
            <text:p>Neil Currie and Jeffrey John and Wendy Elizabeth Pastore</text:p>
          </table:table-cell>
          <table:table-cell table:number-columns-repeated="2"/>
        </table:table-row>
        <table:table-row table:style-name="ro1">
          <table:table-cell office:value-type="string">
            <text:p>JAMES E BUCUR</text:p>
          </table:table-cell>
          <table:table-cell office:value-type="string">
            <text:p>James E Bucur</text:p>
          </table:table-cell>
          <table:table-cell office:value-type="string">
            <text:p>James E. Bucur</text:p>
          </table:table-cell>
          <table:table-cell table:number-columns-repeated="2"/>
        </table:table-row>
        <table:table-row table:style-name="ro1">
          <table:table-cell office:value-type="string">
            <text:p>RONALD A AMRUSO</text:p>
          </table:table-cell>
          <table:table-cell office:value-type="string">
            <text:p>Ronald A Amruso</text:p>
          </table:table-cell>
          <table:table-cell office:value-type="string">
            <text:p>Ronald A. Amruso</text:p>
          </table:table-cell>
          <table:table-cell table:number-columns-repeated="2"/>
        </table:table-row>
        <table:table-row table:style-name="ro1">
          <table:table-cell office:value-type="string">
            <text:p>SCHRIVER FAMILY LTD PRTSHP</text:p>
          </table:table-cell>
          <table:table-cell office:value-type="string">
            <text:p>Schriver (Family Trust)</text:p>
          </table:table-cell>
          <table:table-cell office:value-type="string">
            <text:p>Schriver Family Ltd Prtshp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CANTERBURY LAND DEVELOPMENT LLC</text:p>
          </table:table-cell>
          <table:table-cell office:value-type="string">
            <text:p>Canterbury Land Development Llc</text:p>
          </table:table-cell>
          <table:table-cell office:value-type="string">
            <text:p>Canterbury Land Development LLC</text:p>
          </table:table-cell>
          <table:table-cell table:number-columns-repeated="2"/>
        </table:table-row>
        <table:table-row table:style-name="ro1">
          <table:table-cell office:value-type="string">
            <text:p>MARK C REUTZEL||MARIANNE K REUTZEL</text:p>
          </table:table-cell>
          <table:table-cell office:value-type="string">
            <text:p>Mark C Reutzel and Marianne K Reutzel</text:p>
          </table:table-cell>
          <table:table-cell office:value-type="string">
            <text:p>Mark C. and Marianne K. Reutzel</text:p>
          </table:table-cell>
          <table:table-cell table:number-columns-repeated="2"/>
        </table:table-row>
        <table:table-row table:style-name="ro1">
          <table:table-cell office:value-type="string">
            <text:p>COMSTOCK W EDWARD</text:p>
          </table:table-cell>
          <table:table-cell office:value-type="string">
            <text:p>Comstock W Edward</text:p>
          </table:table-cell>
          <table:table-cell office:value-type="string">
            <text:p>Comstock W. Edward</text:p>
          </table:table-cell>
          <table:table-cell table:number-columns-repeated="2"/>
        </table:table-row>
        <table:table-row table:style-name="ro1">
          <table:table-cell office:value-type="string">
            <text:p>ANDREA BALDWIN TRAGER||IRVING EDWARD TRAGER</text:p>
          </table:table-cell>
          <table:table-cell office:value-type="string">
            <text:p>Baldwin Trager Andrea and Edward Trager Irving</text:p>
          </table:table-cell>
          <table:table-cell office:value-type="string">
            <text:p>Andrea Baldwin and Irving Edward Trager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JANIE MATHIESON||JON L MATHIESON</text:p>
          </table:table-cell>
          <table:table-cell office:value-type="string">
            <text:p>Mathieson Janie and Jon L Mathieson</text:p>
          </table:table-cell>
          <table:table-cell office:value-type="string">
            <text:p>Janie and Jon L. Mathieson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A G V ENTERPRISES LLC</text:p>
          </table:table-cell>
          <table:table-cell office:value-type="string">
            <text:p>A G V Enterprises Llc</text:p>
          </table:table-cell>
          <table:table-cell office:value-type="string">
            <text:p>a G V Enterprises LLC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HEWITT RELOCATION SERVICES INC</text:p>
          </table:table-cell>
          <table:table-cell office:value-type="string">
            <text:p>Hewitt Relocation Services Inc</text:p>
          </table:table-cell>
          <table:table-cell office:value-type="string">
            <text:p>Hewitt Relocation Services Inc.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AUDREY S FLYNN</text:p>
          </table:table-cell>
          <table:table-cell office:value-type="string">
            <text:p>Audrey S Flynn</text:p>
          </table:table-cell>
          <table:table-cell office:value-type="string">
            <text:p>Audrey S. Flynn</text:p>
          </table:table-cell>
          <table:table-cell table:number-columns-repeated="2"/>
        </table:table-row>
        <table:table-row table:style-name="ro1">
          <table:table-cell office:value-type="string">
            <text:p>CHARLES L FOSS JR||CAROL S FOSS</text:p>
          </table:table-cell>
          <table:table-cell office:value-type="string">
            <text:p>Charles L Foss Jr and Carol S Foss</text:p>
          </table:table-cell>
          <table:table-cell office:value-type="string">
            <text:p>Charles L. Foss Jr. and Carol S. Foss</text:p>
          </table:table-cell>
          <table:table-cell table:number-columns-repeated="2"/>
        </table:table-row>
        <table:table-row table:style-name="ro1">
          <table:table-cell office:value-type="string">
            <text:p>BLAKEMAN CONSTRUCTION LLC</text:p>
          </table:table-cell>
          <table:table-cell office:value-type="string">
            <text:p>Blakeman Construction Llc</text:p>
          </table:table-cell>
          <table:table-cell office:value-type="string">
            <text:p>Blakeman Construction LLC</text:p>
          </table:table-cell>
          <table:table-cell table:number-columns-repeated="2"/>
        </table:table-row>
        <table:table-row table:style-name="ro1">
          <table:table-cell office:value-type="string">
            <text:p>NATL RESIDENTIAL NOMINEE SERVICES INC</text:p>
          </table:table-cell>
          <table:table-cell office:value-type="string">
            <text:p>Natl Residential Services Inc (Nominee)</text:p>
          </table:table-cell>
          <table:table-cell office:value-type="string">
            <text:p>National Residential Services Inc. (nominee)</text:p>
          </table:table-cell>
          <table:table-cell table:number-columns-repeated="2"/>
        </table:table-row>
        <table:table-row table:style-name="ro1">
          <table:table-cell office:value-type="string">
            <text:p>GREGORY D CELLUCCI||PATRICIA A CELLUCCI</text:p>
          </table:table-cell>
          <table:table-cell office:value-type="string">
            <text:p>Gregory D Cellucci and Patricia A Cellucci</text:p>
          </table:table-cell>
          <table:table-cell office:value-type="string">
            <text:p>Gregory D. and Patricia A. Cellucci</text:p>
          </table:table-cell>
          <table:table-cell table:number-columns-repeated="2"/>
        </table:table-row>
        <table:table-row table:style-name="ro1">
          <table:table-cell office:value-type="string">
            <text:p>JANE M NEWMAN||RICHARD W NEWMAN</text:p>
          </table:table-cell>
          <table:table-cell office:value-type="string">
            <text:p>Jane M Newman and Richard W Newman</text:p>
          </table:table-cell>
          <table:table-cell office:value-type="string">
            <text:p>Jane M. and Richard W. Newman</text:p>
          </table:table-cell>
          <table:table-cell table:number-columns-repeated="2"/>
        </table:table-row>
        <table:table-row table:style-name="ro1">
          <table:table-cell office:value-type="string">
            <text:p>LONGRIDGE BUILDERS LLC</text:p>
          </table:table-cell>
          <table:table-cell office:value-type="string">
            <text:p>Longridge Builders Llc</text:p>
          </table:table-cell>
          <table:table-cell office:value-type="string">
            <text:p>Longridge Builders LLC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CHARLES J SHEEHAN||MARY FRANCES SHEEHAN</text:p>
          </table:table-cell>
          <table:table-cell office:value-type="string">
            <text:p>Charles J Sheehan and Frances Sheehan Mary</text:p>
          </table:table-cell>
          <table:table-cell office:value-type="string">
            <text:p>Charles J. and Mary Frances Sheehan</text:p>
          </table:table-cell>
          <table:table-cell table:number-columns-repeated="2"/>
        </table:table-row>
        <table:table-row table:style-name="ro1">
          <table:table-cell office:value-type="string">
            <text:p>DAVID FRENCH &amp; SONS BUILDERS LLC</text:p>
          </table:table-cell>
          <table:table-cell office:value-type="string">
            <text:p>David French &amp; Sons Builders Llc</text:p>
          </table:table-cell>
          <table:table-cell office:value-type="string">
            <text:p>David French &amp; Sons Builders LLC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MADELINE M HACKETT||MILTON S HACKETT</text:p>
          </table:table-cell>
          <table:table-cell office:value-type="string">
            <text:p>Madeline M Hackett and Milton S Hackett</text:p>
          </table:table-cell>
          <table:table-cell office:value-type="string">
            <text:p>Madeline M. and Milton S. Hackett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PRUDENTIAL RELOCATION INC</text:p>
          </table:table-cell>
          <table:table-cell office:value-type="string">
            <text:p>Prudential Relocation Inc</text:p>
          </table:table-cell>
          <table:table-cell office:value-type="string">
            <text:p>Prudential Relocation Inc.</text:p>
          </table:table-cell>
          <table:table-cell table:number-columns-repeated="2"/>
        </table:table-row>
        <table:table-row table:style-name="ro1">
          <table:table-cell office:value-type="string">
            <text:p>NINA W HARRINGTON||THOMAS J HARRINGTON</text:p>
          </table:table-cell>
          <table:table-cell office:value-type="string">
            <text:p>Nina W Harrington and Thomas J Harrington</text:p>
          </table:table-cell>
          <table:table-cell office:value-type="string">
            <text:p>Nina W. and Thomas J. Harrington</text:p>
          </table:table-cell>
          <table:table-cell table:number-columns-repeated="2"/>
        </table:table-row>
        <table:table-row table:style-name="ro1">
          <table:table-cell office:value-type="string">
            <text:p>CINDY A LEARY</text:p>
          </table:table-cell>
          <table:table-cell office:value-type="string">
            <text:p>Cindy A Leary</text:p>
          </table:table-cell>
          <table:table-cell office:value-type="string">
            <text:p>Cindy A. Leary</text:p>
          </table:table-cell>
          <table:table-cell table:number-columns-repeated="2"/>
        </table:table-row>
        <table:table-row table:style-name="ro1">
          <table:table-cell office:value-type="string">
            <text:p>LOIS H MASCIA</text:p>
          </table:table-cell>
          <table:table-cell office:value-type="string">
            <text:p>Lois H Mascia</text:p>
          </table:table-cell>
          <table:table-cell office:value-type="string">
            <text:p>Lois H. Mascia</text:p>
          </table:table-cell>
          <table:table-cell table:number-columns-repeated="2"/>
        </table:table-row>
        <table:table-row table:style-name="ro1">
          <table:table-cell office:value-type="string">
            <text:p>Peter J Clifford +</text:p>
          </table:table-cell>
          <table:table-cell office:value-type="string">
            <text:p>Peter J Clifford</text:p>
          </table:table-cell>
          <table:table-cell office:value-type="string">
            <text:p>Peter J. Clifford +</text:p>
          </table:table-cell>
          <table:table-cell table:number-columns-repeated="2"/>
        </table:table-row>
        <table:table-row table:style-name="ro1">
          <table:table-cell office:value-type="string">
            <text:p>CHASE HOME FINANCE LLC FKA||CHASE MANHATTAN MORTGAGE CORP</text:p>
          </table:table-cell>
          <table:table-cell office:value-type="string">
            <text:p>Formerly Known As Chase Home Finance Llc and Chase Manhattan Mortgage Corp</text:p>
          </table:table-cell>
          <table:table-cell office:value-type="string">
            <text:p>Chase Home Finance Fka LLC and Chase Manhattan Mortgage Corp.</text:p>
          </table:table-cell>
          <table:table-cell table:number-columns-repeated="2"/>
        </table:table-row>
        <table:table-row table:style-name="ro1">
          <table:table-cell office:value-type="string">
            <text:p>KEITH L SHERIDAN||MARY K SHERIDAN</text:p>
          </table:table-cell>
          <table:table-cell office:value-type="string">
            <text:p>Keith L Sheridan and Mary K Sheridan</text:p>
          </table:table-cell>
          <table:table-cell office:value-type="string">
            <text:p>Keith L. and Mary K. Sheridan</text:p>
          </table:table-cell>
          <table:table-cell table:number-columns-repeated="2"/>
        </table:table-row>
        <table:table-row table:style-name="ro1">
          <table:table-cell office:value-type="string">
            <text:p>39 OAK RIDGE LLC</text:p>
          </table:table-cell>
          <table:table-cell office:value-type="string">
            <text:p>39 Oak Ridge Llc</text:p>
          </table:table-cell>
          <table:table-cell office:value-type="string">
            <text:p>39 Oak Ridge LLC</text:p>
          </table:table-cell>
          <table:table-cell table:number-columns-repeated="2"/>
        </table:table-row>
        <table:table-row table:style-name="ro1">
          <table:table-cell office:value-type="string">
            <text:p>DANIEL W WALTS</text:p>
          </table:table-cell>
          <table:table-cell office:value-type="string">
            <text:p>Daniel W Walts</text:p>
          </table:table-cell>
          <table:table-cell office:value-type="string">
            <text:p>Daniel W. Walts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8T10:44:22</dc:date>
    <meta:document-statistic meta:table-count="1" meta:cell-count="1367" meta:object-count="0"/>
    <meta:generator>LibreOffice/3.6$Linux_X86_64 LibreOffice_project/360m1$Build-2</meta:generator>
  </office:meta>
</office:document-meta>
</file>